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780000001CDABF2C7F.png" manifest:media-type="image/png"/>
  <manifest:file-entry manifest:full-path="Pictures/10000000000000490000001C7B83E3A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ff00" draw:textarea-horizontal-align="justify" draw:textarea-vertical-align="middle" draw:auto-grow-height="false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5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draw:fill-color="#ffff00" draw:opacity="95%" draw:textarea-horizontal-align="justify" draw:textarea-vertical-align="middle" draw:auto-grow-height="false" draw:shadow-opacity="95%"/>
    </style:style>
    <style:style style:name="gr9" style:family="graphic" style:parent-style-name="standard">
      <style:graphic-properties draw:stroke="none" draw:fill-color="#333333" draw:opacity="10%" draw:textarea-horizontal-align="justify" draw:textarea-vertical-align="middle" draw:auto-grow-height="false" draw:shadow-opacity="10%"/>
    </style:style>
    <style:style style:name="gr10" style:family="graphic" style:parent-style-name="standard">
      <style:graphic-properties svg:stroke-width="0.102cm" svg:stroke-color="#ff0000" draw:marker-start-width="0.356cm" draw:marker-end-width="0.356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2cm" fo:min-width="0cm"/>
    </style:style>
    <style:style style:name="gr13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14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203cm" svg:stroke-color="#00ff00" draw:marker-start="Arrow" draw:marker-start-width="0.508cm" draw:marker-end="Arrow" draw:marker-end-width="0.61cm" svg:stroke-opacity="25%" draw:fill="none" draw:textarea-vertical-align="middle" fo:padding-top="0.226cm" fo:padding-bottom="0.226cm" fo:padding-left="0.351cm" fo:padding-right="0.351cm"/>
    </style:style>
    <style:style style:name="gr16" style:family="graphic" style:parent-style-name="objectwithoutfill">
      <style:graphic-properties svg:stroke-width="0.203cm" svg:stroke-color="#0000ff" draw:marker-start-width="0.508cm" draw:marker-end="Arrow" draw:marker-end-width="0.61cm" draw:fill="none" draw:textarea-vertical-align="middle" fo:padding-top="0.226cm" fo:padding-bottom="0.226cm" fo:padding-left="0.351cm" fo:padding-right="0.351cm"/>
    </style:style>
    <style:style style:name="gr17" style:family="graphic" style:parent-style-name="objectwithoutfill">
      <style:graphic-properties draw:stroke="dash" draw:stroke-dash="Ultrafine_20_Dashed" svg:stroke-width="0.203cm" svg:stroke-color="#ff3366" draw:marker-start-width="0.508cm" draw:marker-end="Arrow" draw:marker-end-width="0.508cm" svg:stroke-opacity="100%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762cm" draw:marker-start-width="1.346cm" draw:marker-end="Arrow" draw:marker-end-width="1.448cm" draw:fill="none" draw:textarea-vertical-align="middle" fo:padding-top="0.505cm" fo:padding-bottom="0.505cm" fo:padding-left="0.63cm" fo:padding-right="0.63cm"/>
    </style:style>
    <style:style style:name="gr19" style:family="graphic" style:parent-style-name="objectwithoutfill">
      <style:graphic-properties svg:stroke-width="0.203cm" svg:stroke-color="#00ff00" draw:marker-start-width="0.508cm" draw:marker-end="Arrow" draw:marker-end-width="0.61cm" draw:fill="none" draw:textarea-vertical-align="middle" fo:padding-top="0.226cm" fo:padding-bottom="0.226cm" fo:padding-left="0.351cm" fo:padding-right="0.351cm"/>
    </style:style>
    <style:style style:name="gr20" style:family="graphic" style:parent-style-name="objectwithoutfill">
      <style:graphic-properties draw:stroke="dash" draw:stroke-dash="Ultrafine_20_Dashed" svg:stroke-width="0.203cm" svg:stroke-color="#00ff00" draw:marker-start-width="0.508cm" draw:marker-end-width="0.508cm" svg:stroke-opacity="25%" draw:fill="none" draw:textarea-vertical-align="middle" fo:padding-top="0.226cm" fo:padding-bottom="0.226cm" fo:padding-left="0.351cm" fo:padding-right="0.351cm"/>
    </style:style>
    <style:style style:name="gr21" style:family="graphic" style:parent-style-name="objectwithoutfill">
      <style:graphic-properties draw:stroke="dash" draw:stroke-dash="Ultrafine_20_Dashed" svg:stroke-width="0.203cm" svg:stroke-color="#00ff00" draw:marker-start="Arrow" draw:marker-start-width="0.508cm" draw:marker-end-width="0.508cm" svg:stroke-opacity="25%" draw:fill="none" draw:textarea-vertical-align="middle" fo:padding-top="0.226cm" fo:padding-bottom="0.226cm" fo:padding-left="0.351cm" fo:padding-right="0.351cm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svg:stroke-width="0.102cm" svg:stroke-color="#ff0000" draw:marker-start-width="0.356cm" draw:marker-end-width="0.356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withoutfill">
      <style:graphic-properties draw:stroke="dash" draw:stroke-dash="Ultrafine_20_Dashed" svg:stroke-width="0.203cm" svg:stroke-color="#00ff00" draw:marker-start-width="0.508cm" draw:marker-end="Arrow" draw:marker-end-width="0.508cm" svg:stroke-opacity="25%" draw:fill="none" draw:textarea-vertical-align="middle" fo:padding-top="0.226cm" fo:padding-bottom="0.226cm" fo:padding-left="0.351cm" fo:padding-right="0.35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27" style:family="graphic" style:parent-style-name="standard">
      <style:graphic-properties draw:stroke="solid" svg:stroke-width="0.152cm" svg:stroke-color="#ffff00" draw:marker-start-width="0.432cm" draw:marker-end-width="0.432cm" draw:fill-color="#ffff00" draw:opacity="95%" draw:textarea-horizontal-align="justify" draw:textarea-vertical-align="middle" draw:auto-grow-height="false" fo:min-height="0cm" fo:min-width="0cm" fo:padding-top="0.201cm" fo:padding-bottom="0.201cm" fo:padding-left="0.326cm" fo:padding-right="0.326cm" fo:wrap-option="no-wrap" draw:shadow="hidden" draw:shadow-offset-x="0.406cm" draw:shadow-offset-y="0.406cm" draw:shadow-color="#e6e6e6" draw:shadow-opacity="95%"/>
    </style:style>
    <style:style style:name="gr28" style:family="graphic" style:parent-style-name="standard">
      <style:graphic-properties svg:stroke-width="0.152cm" svg:stroke-color="#ffff00" draw:marker-start-width="0.432cm" draw:marker-end-width="0.432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2.36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8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style:text-properties fo:color="#ff0000" fo:font-size="18pt"/>
    </style:style>
    <style:style style:name="P8" style:family="paragraph">
      <style:paragraph-properties fo:text-align="center"/>
      <style:text-properties fo:color="#ff0000" fo:font-size="18pt"/>
    </style:style>
    <style:style style:name="P9" style:family="paragraph">
      <style:text-properties fo:color="#4c4c4c" fo:font-size="18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paragraph-properties fo:text-align="center"/>
      <style:text-properties fo:color="#ffffff" fo:font-size="18pt"/>
    </style:style>
    <style:style style:name="P12" style:family="paragraph">
      <style:text-properties fo:font-size="15pt"/>
    </style:style>
    <style:style style:name="P13" style:family="paragraph">
      <style:text-properties fo:color="#0000ff" fo:font-size="15pt" fo:font-weight="bold" style:font-size-asian="15pt" style:font-weight-asian="bold" style:font-size-complex="15pt" style:font-weight-complex="bold"/>
    </style:style>
    <style:style style:name="P14" style:family="paragraph">
      <style:paragraph-properties fo:text-align="start"/>
      <style:text-properties fo:font-size="20pt"/>
    </style:style>
    <style:style style:name="P15" style:family="paragraph">
      <style:paragraph-properties fo:text-align="center"/>
      <style:text-properties fo:font-size="20pt"/>
    </style:style>
    <style:style style:name="P16" style:family="paragraph">
      <style:paragraph-properties fo:text-align="start"/>
      <style:text-properties fo:color="#000000" fo:font-size="20pt" fo:font-weight="bold" style:font-size-asian="20pt" style:font-weight-asian="bold" style:font-size-complex="20pt" style:font-weight-complex="bold"/>
    </style:style>
    <style:style style:name="P17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8" style:family="paragraph">
      <style:text-properties fo:font-size="18pt" fo:font-style="italic" style:font-style-asian="italic" style:font-style-complex="italic"/>
    </style:style>
    <style:style style:name="P19" style:family="paragraph">
      <style:paragraph-properties fo:text-align="center"/>
      <style:text-properties fo:font-size="18pt" style:text-underline-style="none" fo:font-weight="normal" style:font-weight-asian="normal" style:font-weight-complex="normal"/>
    </style:style>
    <style:style style:name="P20" style:family="paragraph">
      <style:paragraph-properties fo:text-align="center"/>
      <style:text-properties fo:font-size="18pt" fo:font-weight="bold" style:font-weight-asian="bold" style:font-weight-complex="bold"/>
    </style:style>
    <style:style style:name="P21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22" style:family="paragraph">
      <style:paragraph-properties fo:text-align="center"/>
      <style:text-properties fo:font-size="14pt" style:font-size-asian="14pt" style:font-size-complex="14pt"/>
    </style:style>
    <style:style style:name="P23" style:family="paragraph">
      <style:paragraph-properties fo:text-align="start"/>
    </style:style>
    <style:style style:name="P24" style:family="paragraph">
      <style:text-properties fo:color="#0000ff" fo:font-size="18pt" fo:font-style="normal" style:font-style-asian="normal" style:font-style-complex="normal"/>
    </style:style>
    <style:style style:name="P25" style:family="paragraph">
      <style:text-properties fo:color="#0000ff" fo:font-size="18pt"/>
    </style:style>
    <style:style style:name="P26" style:family="paragraph">
      <style:text-properties fo:color="#0000ff" fo:font-size="18pt" fo:font-style="italic" style:font-style-asian="italic" style:font-style-complex="italic"/>
    </style:style>
    <style:style style:name="P27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0000" fo:font-size="14pt" style:font-size-asian="14pt" style:font-size-complex="14pt"/>
    </style:style>
    <style:style style:name="T6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0000" fo:font-size="16pt" style:font-size-asian="16pt" style:font-size-complex="16pt"/>
    </style:style>
    <style:style style:name="T8" style:family="text">
      <style:text-properties fo:color="#4c4c4c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0000ff"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size="20pt"/>
    </style:style>
    <style:style style:name="T18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16pt" fo:font-style="italic" style:font-size-asian="16pt" style:font-style-asian="italic" style:font-size-complex="16pt" style:font-style-complex="italic"/>
    </style:style>
    <style:style style:name="T21" style:family="text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36pt" fo:font-style="italic" style:font-size-asian="36pt" style:font-style-asian="italic" style:font-size-complex="36pt" style:font-style-complex="italic"/>
    </style:style>
    <style:style style:name="T24" style:family="text">
      <style:text-properties fo:font-size="36pt" fo:font-style="normal" style:font-size-asian="36pt" style:font-style-asian="normal" style:font-size-complex="36pt" style:font-style-complex="normal"/>
    </style:style>
    <style:style style:name="T25" style:family="text">
      <style:text-properties fo:font-size="18pt"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family="'Ubuntu Mono'" style:font-pitch="fixed" fo:font-size="16pt" style:font-size-asian="16pt" style:font-size-complex="16pt"/>
    </style:style>
    <style:style style:name="T30" style:family="text">
      <style:text-properties fo:font-family="'Ubuntu Mono'" style:font-pitch="fixed" fo:font-size="16pt" fo:font-style="italic" style:font-size-asian="16pt" style:font-style-asian="italic" style:font-size-complex="16pt" style:font-style-complex="italic"/>
    </style:style>
    <style:style style:name="T31" style:family="text">
      <style:text-properties fo:font-family="'Liberation Sans'" style:font-pitch="variable" fo:font-size="18pt" fo:font-style="normal" style:font-size-asian="18pt" style:font-style-asian="normal" style:font-size-complex="18pt" style:font-style-complex="normal"/>
    </style:style>
    <style:style style:name="T32" style:family="text">
      <style:text-properties fo:color="#000000"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color="#000000"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color="#000000" fo:font-family="'Ubuntu Mono'" style:font-pitch="fixed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35" style:family="text">
      <style:text-properties fo:font-family="'Ubuntu Mono'" style:font-pitch="fixed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36" style:family="text">
      <style:text-properties fo:font-family="'Ubuntu Mono'" style:font-pitch="fixed" fo:font-size="16pt" fo:font-weight="normal" style:font-size-asian="16pt" style:font-weight-asian="normal" style:font-size-complex="16pt" style:font-weight-complex="normal"/>
    </style:style>
    <style:style style:name="T37" style:family="text">
      <style:text-properties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color="#00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9" style:family="text">
      <style:text-properties fo:color="#0000ff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0" style:family="text">
      <style:text-properties fo:color="#0000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1" style:family="text">
      <style:text-properties fo:color="#0000f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color="#0000ff" fo:font-size="16pt" fo:font-style="normal" style:font-size-asian="16pt" style:font-style-asian="normal" style:font-size-complex="16pt" style:font-style-complex="normal"/>
    </style:style>
    <style:style style:name="T43" style:family="text">
      <style:text-properties fo:color="#0000ff" fo:font-size="16pt" fo:font-style="italic" style:font-size-asian="16pt" style:font-style-asian="italic" style:font-size-complex="16pt" style:font-style-complex="italic"/>
    </style:style>
    <style:style style:name="T44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5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6" style:family="text">
      <style:text-properties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fo:color="#000000" fo:font-family="'Liberation Sans'" style:font-pitch="variabl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8" style:family="text">
      <style:text-properties fo:color="#666666" fo:font-family="'Liberation Sans'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9" style:family="text">
      <style:text-properties fo:color="#666666" fo:font-family="Ubuntu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0" style:family="text">
      <style:text-properties fo:color="#666666" fo:font-family="'Liberation Sans'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color="#000000" fo:font-family="'Liberation Sans'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color="#666666" fo:font-family="'Liberation Sans'" style:font-pitch="variable"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000000" fo:font-family="'Ubuntu Mono'" style:font-pitch="fixed" fo:font-size="16pt" fo:font-weight="normal" style:font-size-asian="16pt" style:font-weight-asian="normal" style:font-size-complex="16pt" style:font-weight-complex="normal"/>
    </style:style>
    <style:style style:name="T54" style:family="text">
      <style:text-properties fo:color="#666666" fo:font-family="'Liberation Sans'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color="#666666" fo:font-family="'Liberation Sans'" style:font-pitch="variable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 text:style-name="P1"><text:span text:style-name="T1">A Git repository ('repo.').</text:span></text:p>
          </draw:text-box>
        </draw:frame>
        <draw:custom-shape draw:style-name="gr1" draw:text-style-name="P2" draw:layer="layout" svg:width="14.224cm" svg:height="11.43cm" svg:x="6.096cm" svg:y="4.826cm">
          <text:p text:style-name="P2"><text:span text:style-name="T2">Repository</text:span></text:p>
          <text:p text:style-name="P2"><text:span text:style-name="T2"/></text:p>
          <text:p text:style-name="P3"><text:span text:style-name="T3">Contains all files, details on all branches / versions / modification history etc...</text:span></text:p>
          <text:p text:style-name="P3"><text:span text:style-name="T3"/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3" draw:text-style-name="P5" draw:layer="layout" svg:width="2.794cm" svg:height="2.794cm" draw:transform="rotate (-3.1410690548142) translate (16.003cm 13.4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 text:style-name="P1"><text:span text:style-name="T1">Working with a repo.</text:span></text:p>
          </draw:text-box>
        </draw:frame>
        <draw:custom-shape draw:style-name="gr4" draw:text-style-name="P2" draw:layer="layout" svg:width="9.398cm" svg:height="6.096cm" svg:x="9.906cm" svg:y="13.97cm">
          <text:p text:style-name="P2"><text:span text:style-name="T2">Local 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9.398cm" svg:height="6.096cm" svg:x="9.906cm" svg:y="4.064cm">
          <text:p text:style-name="P2"><text:span text:style-name="T2">'Remote' repository</text:span></text:p>
          <text:p text:style-name="P2"><text:span text:style-name="T3">(usually referred to as 'origin'</text:span></text:p>
          <text:p text:style-name="P2"><text:span text:style-name="T3">by the local repo.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7" draw:layer="layout" svg:width="4.557cm" svg:height="0.806cm" draw:transform="rotate (1.56119701590893) translate (0.676cm 17.376cm)">
          <draw:text-box>
            <text:p text:style-name="P6"><text:span text:style-name="T4">Local</text:span><text:span text:style-name="T5"> (pc / laptop)</text:span></text:p>
          </draw:text-box>
        </draw:frame>
        <draw:custom-shape draw:style-name="gr7" draw:text-style-name="P5" draw:layer="layout" svg:width="0.508cm" svg:height="6.096cm" svg:x="1.524cm" svg:y="3.81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939cm" svg:height="0.806cm" draw:transform="rotate (1.56119701590893) translate (0.594cm 9.125cm)">
          <draw:text-box>
            <text:p text:style-name="P6"><text:span text:style-name="T4">Online</text:span><text:span text:style-name="T5"> (github.com)</text:span></text:p>
          </draw:text-box>
        </draw:frame>
        <draw:custom-shape draw:style-name="gr7" draw:text-style-name="P5" draw:layer="layout" svg:width="0.508cm" svg:height="8.89cm" svg:x="1.524cm" svg:y="10.92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5" draw:layer="layout" svg:width="6.858cm" svg:height="2.54cm" svg:x="3.556cm" svg:y="10.668cm">
          <text:p>Clone remote repo.</text:p>
          <text:p>to a local copy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9" draw:text-style-name="P5" draw:layer="layout" svg:width="13.615cm" svg:height="9.119cm" draw:transform="rotate (0.00418879020478611) translate (12.192cm 3.0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 text:style-name="P1"><text:span text:style-name="T1">Working with local repo.</text:span></text:p>
          </draw:text-box>
        </draw:frame>
        <draw:custom-shape draw:style-name="gr4" draw:text-style-name="P2" xml:id="id1" draw:id="id1" draw:layer="layout" svg:width="7.874cm" svg:height="5.588cm" svg:x="14.921cm" svg:y="4.037cm">
          <text:p text:style-name="P2"><text:span text:style-name="T2">Local 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8" xml:id="id2" draw:id="id2" draw:layer="layout" svg:width="6.35cm" svg:height="5.334cm" svg:x="8.89cm" svg:y="14.732cm">
          <text:p text:style-name="P2"><text:span text:style-name="T6">'Working tree'</text:span></text:p>
          <text:p text:style-name="P2"><text:span text:style-name="T7"/></text:p>
          <text:p text:style-name="P2"><text:span text:style-name="T7">(the visible files you </text:span></text:p>
          <text:p text:style-name="P2"><text:span text:style-name="T7">will work with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1" draw:text-style-name="P5" draw:layer="layout" draw:type="curve" draw:line-skew="-1.904cm" svg:x1="14.921cm" svg:y1="6.831cm" svg:x2="8.89cm" svg:y2="17.399cm" draw:start-shape="id1" draw:start-glue-point="6" draw:end-shape="id2" draw:end-glue-point="6" svg:d="m14921 6831c-12729 0-9713 10568-6031 10568" svg:viewBox="0 0 9224 10569">
          <text:p/>
        </draw:connector>
        <draw:connector draw:style-name="gr11" draw:text-style-name="P5" draw:layer="layout" draw:type="curve" draw:line-skew="1.978cm" svg:x1="15.24cm" svg:y1="17.399cm" svg:x2="22.795cm" svg:y2="6.831cm" draw:start-shape="id2" draw:start-glue-point="8" draw:end-shape="id1" draw:end-glue-point="8" svg:d="m15240 17399c15052 0 11275-10568 7555-10568" svg:viewBox="0 0 10892 10569">
          <text:p/>
        </draw:connector>
        <draw:custom-shape draw:style-name="gr7" draw:text-style-name="P5" draw:layer="layout" svg:width="0.508cm" svg:height="15.239cm" svg:x="1.524cm" svg:y="3.30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557cm" svg:height="0.806cm" draw:transform="rotate (1.56119701590893) translate (0.426cm 12.692cm)">
          <draw:text-box>
            <text:p text:style-name="P6"><text:span text:style-name="T4">Local</text:span><text:span text:style-name="T5"> (pc / laptop)</text:span></text:p>
          </draw:text-box>
        </draw:frame>
        <draw:frame draw:style-name="gr12" draw:text-style-name="P9" draw:layer="layout" svg:width="4.592cm" svg:height="2.232cm" svg:x="16.699cm" svg:y="9.933cm">
          <draw:text-box>
            <text:p text:style-name="P9"><text:span text:style-name="T8">('hidden' in a </text:span></text:p>
            <text:p text:style-name="P9"><text:span text:style-name="T8">“</text:span><text:span text:style-name="T8">.git” directory)</text:span></text:p>
          </draw:text-box>
        </draw:frame>
        <draw:custom-shape draw:style-name="gr8" draw:text-style-name="P5" draw:layer="layout" svg:width="6.35cm" svg:height="2.54cm" svg:x="3.048cm" svg:y="9.906cm">
          <text:p>Checkout the branch </text:p>
          <text:p>you will work 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7.62cm" svg:height="3.153cm" svg:x="18.034cm" svg:y="14.478cm">
          <text:p>Commit your changes</text:p>
          <text:p>back into the local repo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 text:style-name="P1"><text:span text:style-name="T1">Working with a repo.</text:span></text:p>
          </draw:text-box>
        </draw:frame>
        <draw:custom-shape draw:style-name="gr4" draw:text-style-name="P2" draw:layer="layout" svg:width="9.398cm" svg:height="6.096cm" svg:x="9.906cm" svg:y="13.97cm">
          <text:p text:style-name="P2"><text:span text:style-name="T2">Local 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9.398cm" svg:height="6.096cm" svg:x="9.906cm" svg:y="4.064cm">
          <text:p text:style-name="P2"><text:span text:style-name="T2">'Remote' repository</text:span></text:p>
          <text:p text:style-name="P2"><text:span text:style-name="T3">(usually referred to as 'origin'</text:span></text:p>
          <text:p text:style-name="P2"><text:span text:style-name="T3">by the local repo.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5" draw:layer="layout" svg:width="2.794cm" svg:height="2.794cm" svg:x="13.208cm" svg:y="10.66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7" draw:layer="layout" svg:width="4.557cm" svg:height="0.806cm" draw:transform="rotate (1.56119701590893) translate (0.676cm 17.376cm)">
          <draw:text-box>
            <text:p text:style-name="P6"><text:span text:style-name="T4">Local</text:span><text:span text:style-name="T5"> (pc / laptop)</text:span></text:p>
          </draw:text-box>
        </draw:frame>
        <draw:custom-shape draw:style-name="gr7" draw:text-style-name="P5" draw:layer="layout" svg:width="0.508cm" svg:height="6.096cm" svg:x="1.524cm" svg:y="3.81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939cm" svg:height="0.806cm" draw:transform="rotate (1.56119701590893) translate (0.594cm 9.125cm)">
          <draw:text-box>
            <text:p text:style-name="P6"><text:span text:style-name="T4">Online</text:span><text:span text:style-name="T5"> (github.com)</text:span></text:p>
          </draw:text-box>
        </draw:frame>
        <draw:custom-shape draw:style-name="gr7" draw:text-style-name="P5" draw:layer="layout" svg:width="0.508cm" svg:height="8.89cm" svg:x="1.524cm" svg:y="10.92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5" draw:layer="layout" svg:width="6.858cm" svg:height="2.54cm" svg:x="3.556cm" svg:y="10.668cm">
          <text:p>Push your local repo.</text:p>
          <text:p>into the remote repo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0" draw:layer="layout" svg:width="25.199cm" svg:height="3.506cm" svg:x="1.471cm" svg:y="-0.458cm" presentation:class="title" presentation:user-transformed="true">
          <draw:text-box>
            <text:p text:style-name="P10"><text:span text:style-name="T9">'Distributed development' process ...</text:span></text:p>
          </draw:text-box>
        </draw:frame>
        <draw:custom-shape draw:style-name="gr5" draw:text-style-name="P2" xml:id="id3" draw:id="id3" draw:layer="layout" svg:width="4.318cm" svg:height="3.556cm" svg:x="8.128cm" svg:y="15.494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5" draw:layer="layout" svg:width="0.508cm" svg:height="14.732cm" svg:x="1.524cm" svg:y="4.06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939cm" svg:height="0.806cm" draw:transform="rotate (1.56119701590893) translate (0.65cm 13.697cm)">
          <draw:text-box>
            <text:p text:style-name="P6"><text:span text:style-name="T4">Online</text:span><text:span text:style-name="T5"> (github.com)</text:span></text:p>
          </draw:text-box>
        </draw:frame>
        <draw:custom-shape draw:style-name="gr14" draw:text-style-name="P11" xml:id="id4" draw:id="id4" draw:layer="layout" svg:width="4.318cm" svg:height="3.556cm" svg:x="12.917cm" svg:y="10.16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3" draw:layer="layout" svg:width="3.47cm" svg:height="0.839cm" svg:x="13.425cm" svg:y="13.893cm">
          <draw:text-box>
            <text:p text:style-name="P12"><text:span text:style-name="T16">('Live' repo)</text:span></text:p>
          </draw:text-box>
        </draw:frame>
        <draw:connector draw:style-name="gr15" draw:text-style-name="P5" draw:layer="layout" draw:type="line" svg:x1="12.895cm" svg:y1="13.415cm" svg:x2="10.287cm" svg:y2="15.494cm" draw:end-shape="id3" draw:end-glue-point="5" svg:d="m12895 13415-2608 2079" svg:viewBox="0 0 2609 2080">
          <text:p/>
        </draw:connector>
        <draw:custom-shape draw:style-name="gr5" draw:text-style-name="P2" xml:id="id7" draw:id="id7" draw:layer="layout" svg:width="4.318cm" svg:height="3.556cm" svg:x="20.828cm" svg:y="8.89cm">
          <text:p text:style-name="P2"><text:span text:style-name="T10">isabel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xml:id="id6" draw:id="id6" draw:layer="layout" svg:width="4.318cm" svg:height="3.556cm" svg:x="12.954cm" svg:y="3.81cm">
          <text:p text:style-name="P2"><text:span text:style-name="T10">raf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xml:id="id5" draw:id="id5" draw:layer="layout" svg:width="4.318cm" svg:height="3.556cm" svg:x="5.588cm" svg:y="8.89cm">
          <text:p text:style-name="P2"><text:span text:style-name="T10">carlos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5" draw:text-style-name="P5" draw:layer="layout" draw:type="line" svg:x1="12.917cm" svg:y1="11.938cm" svg:x2="9.906cm" svg:y2="10.668cm" draw:start-shape="id4" draw:start-glue-point="6" draw:end-shape="id5" draw:end-glue-point="8" svg:d="m12917 11938-3011-1270" svg:viewBox="0 0 3012 1271">
          <text:p/>
        </draw:connector>
        <draw:connector draw:style-name="gr15" draw:text-style-name="P5" draw:layer="layout" draw:type="line" svg:x1="15.076cm" svg:y1="10.16cm" svg:x2="15.113cm" svg:y2="7.366cm" draw:start-shape="id4" draw:start-glue-point="5" draw:end-shape="id6" draw:end-glue-point="7" svg:d="m15076 10160 37-2794" svg:viewBox="0 0 38 2795">
          <text:p/>
        </draw:connector>
        <draw:connector draw:style-name="gr15" draw:text-style-name="P5" draw:layer="layout" draw:type="line" svg:x1="17.235cm" svg:y1="11.938cm" svg:x2="20.828cm" svg:y2="10.668cm" draw:start-shape="id4" draw:start-glue-point="8" draw:end-shape="id7" draw:end-glue-point="6" svg:d="m17235 11938 3593-1270" svg:viewBox="0 0 3594 1271">
          <text:p/>
        </draw:connector>
        <draw:custom-shape draw:style-name="gr5" draw:text-style-name="P2" xml:id="id8" draw:id="id8" draw:layer="layout" svg:width="4.318cm" svg:height="3.556cm" svg:x="17.643cm" svg:y="15.408cm">
          <text:p text:style-name="P2"><text:span text:style-name="T10">roydude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5" draw:text-style-name="P5" draw:layer="layout" draw:type="line" svg:x1="17.579cm" svg:y1="13.719cm" svg:x2="19.802cm" svg:y2="15.408cm" draw:end-shape="id8" draw:end-glue-point="5" svg:d="m17579 13719 2223 1689" svg:viewBox="0 0 2224 1690">
          <text:p/>
        </draw:connector>
        <draw:custom-shape draw:style-name="gr8" draw:text-style-name="P5" draw:layer="layout" svg:width="7.874cm" svg:height="3.302cm" svg:x="3.048cm" svg:y="2.794cm">
          <text:p>Everyone works on their</text:p>
          <text:p>own copy (or 'fork') of</text:p>
          <text:p>the live repo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line draw:style-name="gr16" draw:text-style-name="P16" draw:layer="layout" svg:x1="5.08cm" svg:y1="4.572cm" svg:x2="26.162cm" svg:y2="4.572cm">
          <text:p text:style-name="P14"><text:span text:style-name="T17"/></text:p>
          <text:p text:style-name="P15"><text:span text:style-name="T18"/></text:p>
        </draw:line>
        <draw:line draw:style-name="gr17" draw:text-style-name="P5" draw:layer="layout" svg:x1="11.176cm" svg:y1="11.43cm" svg:x2="12.446cm" svg:y2="14.732cm">
          <text:p/>
        </draw:line>
        <draw:frame presentation:style-name="pr1" draw:text-style-name="P10" draw:layer="layout" svg:width="25.199cm" svg:height="3.506cm" svg:x="1.4cm" svg:y="-0.712cm" presentation:class="title" presentation:user-transformed="true">
          <draw:text-box>
            <text:p text:style-name="P10"><text:span text:style-name="T9">'Distributed development' process ...</text:span></text:p>
          </draw:text-box>
        </draw:frame>
        <draw:line draw:style-name="gr18" draw:text-style-name="P17" draw:layer="layout" svg:x1="1.524cm" svg:y1="19.731cm" svg:x2="26.416cm" svg:y2="19.731cm">
          <text:p text:style-name="P15"><text:span text:style-name="T19">Time</text:span></text:p>
        </draw:line>
        <draw:line draw:style-name="gr19" draw:text-style-name="P16" draw:layer="layout" svg:x1="5.334cm" svg:y1="11.43cm" svg:x2="26.162cm" svg:y2="11.43cm">
          <text:p text:style-name="P14"><text:span text:style-name="T17"/></text:p>
          <text:p text:style-name="P15"><text:span text:style-name="T18"/></text:p>
        </draw:line>
        <draw:line draw:style-name="gr20" draw:text-style-name="P5" draw:layer="layout" svg:x1="18.288cm" svg:y1="6.604cm" svg:x2="17.272cm" svg:y2="11.43cm">
          <text:p/>
        </draw:line>
        <draw:line draw:style-name="gr20" draw:text-style-name="P5" draw:layer="layout" svg:x1="23.622cm" svg:y1="6.604cm" svg:x2="18.288cm" svg:y2="6.604cm">
          <text:p/>
        </draw:line>
        <draw:line draw:style-name="gr21" draw:text-style-name="P5" draw:layer="layout" svg:x1="23.876cm" svg:y1="4.572cm" svg:x2="23.622cm" svg:y2="6.604cm">
          <text:p/>
        </draw:line>
        <draw:frame draw:style-name="gr22" draw:text-style-name="P18" draw:layer="layout" svg:width="2.504cm" svg:height="0.878cm" svg:x="18.07cm" svg:y="5.588cm">
          <draw:text-box>
            <text:p text:style-name="P6"><text:span text:style-name="T20">(review)</text:span></text:p>
          </draw:text-box>
        </draw:frame>
        <draw:frame draw:style-name="gr6" draw:text-style-name="P18" draw:layer="layout" svg:width="2.471cm" svg:height="0.878cm" svg:x="21.151cm" svg:y="5.08cm">
          <draw:text-box>
            <text:p text:style-name="P6"><text:span text:style-name="T20">(merge)</text:span></text:p>
          </draw:text-box>
        </draw:frame>
        <draw:custom-shape draw:style-name="gr5" draw:text-style-name="P19" draw:layer="layout" svg:width="4.318cm" svg:height="2.54cm" svg:x="5.334cm" svg:y="10.16cm">
          <text:p text:style-name="P19"><text:span text:style-name="T21">Personal remote</text:span></text:p>
          <text:p text:style-name="P19"><text:span text:style-name="T21">repo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1" draw:layer="layout" svg:width="4.318cm" svg:height="2.54cm" svg:x="2.286cm" svg:y="3.302cm">
          <text:p text:style-name="P20"><text:span text:style-name="T14">LIV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5" xml:id="id10" draw:id="id10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2" xml:id="id9" draw:id="id9" draw:layer="layout" svg:width="2.058cm" svg:height="1.27cm" svg:x="12.175cm" svg:y="14.732cm">
          <text:p text:style-name="P22"><text:span text:style-name="T22">Local</text:span></text:p>
          <text:p text:style-name="P22"><text:span text:style-name="T22">repo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5" draw:layer="layout" draw:type="curve" draw:line-skew="-0.184cm" svg:x1="12.175cm" svg:y1="15.367cm" svg:x2="12.623cm" svg:y2="17.388cm" draw:start-shape="id9" draw:start-glue-point="6" draw:end-shape="id10" draw:end-glue-point="6" svg:d="m12175 15367c-1027 0-1251 2021 448 2021" svg:viewBox="0 0 1249 2022">
          <text:p/>
        </draw:connector>
        <draw:connector draw:style-name="gr24" draw:text-style-name="P5" draw:layer="layout" draw:type="curve" draw:line-skew="0.295cm" svg:x1="14.147cm" svg:y1="17.388cm" svg:x2="14.233cm" svg:y2="15.367cm" draw:start-shape="id10" draw:start-glue-point="8" draw:end-shape="id9" draw:end-glue-point="8" svg:d="m14147 17388c1324 0 1281-2021 86-2021" svg:viewBox="0 0 989 2022">
          <text:p/>
        </draw:connector>
        <draw:line draw:style-name="gr25" draw:text-style-name="P5" draw:layer="layout" svg:x1="6.096cm" svg:y1="5.842cm" svg:x2="7.366cm" svg:y2="10.414cm">
          <text:p/>
        </draw:line>
        <draw:line draw:style-name="gr17" draw:text-style-name="P5" draw:layer="layout" svg:x1="13.97cm" svg:y1="14.732cm" svg:x2="15.24cm" svg:y2="11.546cm">
          <text:p/>
        </draw:line>
        <draw:custom-shape draw:style-name="gr7" draw:text-style-name="P5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939cm" svg:height="0.806cm" draw:transform="rotate (1.56119701590893) translate (0.676cm 9.887cm)">
          <draw:text-box>
            <text:p text:style-name="P6"><text:span text:style-name="T4">Online</text:span><text:span text:style-name="T5"> (github.com)</text:span></text:p>
          </draw:text-box>
        </draw:frame>
        <draw:custom-shape draw:style-name="gr7" draw:text-style-name="P5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557cm" svg:height="0.806cm" draw:transform="rotate (1.56119701590893) translate (0.676cm 18.138cm)">
          <draw:text-box>
            <text:p text:style-name="P6"><text:span text:style-name="T4">Local</text:span><text:span text:style-name="T5"> (pc / laptop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line draw:style-name="gr16" draw:text-style-name="P16" draw:layer="layout" svg:x1="5.08cm" svg:y1="4.572cm" svg:x2="26.162cm" svg:y2="4.572cm">
          <text:p text:style-name="P14"><text:span text:style-name="T17"/></text:p>
          <text:p text:style-name="P15"><text:span text:style-name="T18"/></text:p>
        </draw:line>
        <draw:line draw:style-name="gr17" draw:text-style-name="P5" draw:layer="layout" svg:x1="11.176cm" svg:y1="11.43cm" svg:x2="12.446cm" svg:y2="14.732cm">
          <text:p/>
        </draw:line>
        <draw:frame presentation:style-name="pr1" draw:text-style-name="P10" draw:layer="layout" svg:width="25.199cm" svg:height="3.506cm" svg:x="1.4cm" svg:y="-0.204cm" presentation:class="title" presentation:user-transformed="true">
          <draw:text-box>
            <text:p text:style-name="P10"><text:span text:style-name="T9">1. Create your own copy ('Fork') of the </text:span><text:span text:style-name="T23">live</text:span><text:span text:style-name="T24"> repo.</text:span></text:p>
          </draw:text-box>
        </draw:frame>
        <draw:line draw:style-name="gr18" draw:text-style-name="P17" draw:layer="layout" svg:x1="1.524cm" svg:y1="19.731cm" svg:x2="26.416cm" svg:y2="19.731cm">
          <text:p text:style-name="P15"><text:span text:style-name="T19">Time</text:span></text:p>
        </draw:line>
        <draw:line draw:style-name="gr19" draw:text-style-name="P16" draw:layer="layout" svg:x1="5.334cm" svg:y1="11.43cm" svg:x2="26.162cm" svg:y2="11.43cm">
          <text:p text:style-name="P14"><text:span text:style-name="T17"/></text:p>
          <text:p text:style-name="P15"><text:span text:style-name="T18"/></text:p>
        </draw:line>
        <draw:line draw:style-name="gr20" draw:text-style-name="P5" draw:layer="layout" svg:x1="18.288cm" svg:y1="6.604cm" svg:x2="17.272cm" svg:y2="11.43cm">
          <text:p/>
        </draw:line>
        <draw:line draw:style-name="gr20" draw:text-style-name="P5" draw:layer="layout" svg:x1="23.622cm" svg:y1="6.604cm" svg:x2="18.288cm" svg:y2="6.604cm">
          <text:p/>
        </draw:line>
        <draw:line draw:style-name="gr21" draw:text-style-name="P5" draw:layer="layout" svg:x1="23.876cm" svg:y1="4.572cm" svg:x2="23.622cm" svg:y2="6.604cm">
          <text:p/>
        </draw:line>
        <draw:custom-shape draw:style-name="gr5" draw:text-style-name="P2" draw:layer="layout" svg:width="4.318cm" svg:height="2.54cm" svg:x="5.334cm" svg:y="10.16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1" draw:layer="layout" svg:width="4.318cm" svg:height="2.54cm" svg:x="2.286cm" svg:y="3.302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2" draw:layer="layout" svg:width="4.261cm" svg:height="1.589cm" svg:x="6.604cm" svg:y="7.047cm">
          <draw:text-box>
            <text:p text:style-name="P2"><text:span text:style-name="T20">(In github.com)</text:span></text:p>
            <text:p text:style-name="P2"><text:span text:style-name="T25">1. Fork</text:span></text:p>
          </draw:text-box>
        </draw:frame>
        <draw:custom-shape draw:style-name="gr23" draw:text-style-name="P5" xml:id="id12" draw:id="id12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5" xml:id="id11" draw:id="id11" draw:layer="layout" svg:width="2.058cm" svg:height="1.27cm" svg:x="12.175cm" svg:y="14.7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5" draw:layer="layout" draw:type="curve" draw:line-skew="-0.184cm" svg:x1="12.175cm" svg:y1="15.367cm" svg:x2="12.623cm" svg:y2="17.388cm" draw:start-shape="id11" draw:start-glue-point="6" draw:end-shape="id12" draw:end-glue-point="6" svg:d="m12175 15367c-1027 0-1251 2021 448 2021" svg:viewBox="0 0 1249 2022">
          <text:p/>
        </draw:connector>
        <draw:connector draw:style-name="gr24" draw:text-style-name="P5" draw:layer="layout" draw:type="curve" draw:line-skew="0.295cm" svg:x1="14.147cm" svg:y1="17.388cm" svg:x2="14.233cm" svg:y2="15.367cm" draw:start-shape="id12" draw:start-glue-point="8" draw:end-shape="id11" draw:end-glue-point="8" svg:d="m14147 17388c1324 0 1281-2021 86-2021" svg:viewBox="0 0 989 2022">
          <text:p/>
        </draw:connector>
        <draw:line draw:style-name="gr25" draw:text-style-name="P5" draw:layer="layout" svg:x1="6.096cm" svg:y1="5.842cm" svg:x2="7.366cm" svg:y2="10.414cm">
          <text:p/>
        </draw:line>
        <draw:line draw:style-name="gr17" draw:text-style-name="P5" draw:layer="layout" svg:x1="13.97cm" svg:y1="14.732cm" svg:x2="15.24cm" svg:y2="11.546cm">
          <text:p/>
        </draw:line>
        <draw:custom-shape draw:style-name="gr7" draw:text-style-name="P5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939cm" svg:height="0.806cm" draw:transform="rotate (1.56119701590893) translate (0.676cm 9.887cm)">
          <draw:text-box>
            <text:p text:style-name="P6"><text:span text:style-name="T4">Online</text:span><text:span text:style-name="T5"> (github.com)</text:span></text:p>
          </draw:text-box>
        </draw:frame>
        <draw:custom-shape draw:style-name="gr7" draw:text-style-name="P5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557cm" svg:height="0.806cm" draw:transform="rotate (1.56119701590893) translate (0.676cm 18.138cm)">
          <draw:text-box>
            <text:p text:style-name="P6"><text:span text:style-name="T4">Local</text:span><text:span text:style-name="T5"> (pc / laptop)</text:span></text:p>
          </draw:text-box>
        </draw:frame>
        <draw:custom-shape draw:style-name="gr27" draw:text-style-name="P23" draw:layer="layout" svg:width="7.62cm" svg:height="6.35cm" svg:x="13.716cm" svg:y="5.588cm">
          <text:p text:style-name="P23"/>
          <text:p text:style-name="P23">Use the 'Fork' button in</text:p>
          <text:p text:style-name="P23">the <text:span text:style-name="T26">live</text:span> repo.</text:p>
          <text:p text:style-name="P23"/>
          <text:p text:style-name="P23">Copies the entire 'live' </text:p>
          <text:p text:style-name="P23">repo. into <text:span text:style-name="T27">your</text:span><text:span text:style-name="T28"> github </text:span></text:p>
          <text:p text:style-name="P23"><text:span text:style-name="T28">account.</text:span></text:p>
          <draw:enhanced-geometry svg:viewBox="0 0 21600 21600" draw:text-areas="800 800 20800 20800" draw:type="round-rectangular-callout" draw:modifiers="-6368.61304290775 7251.015588096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5" draw:layer="layout" svg:width="5.588cm" svg:height="2.286cm" svg:x="5.842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5" draw:layer="layout" svg:width="1.93cm" svg:height="0.74cm" svg:x="16.358cm" svg:y="5.864cm">
          <draw:image xlink:href="Pictures/10000000000000490000001C7B83E3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line draw:style-name="gr16" draw:text-style-name="P16" draw:layer="layout" svg:x1="5.08cm" svg:y1="4.572cm" svg:x2="26.162cm" svg:y2="4.572cm">
          <text:p text:style-name="P14"><text:span text:style-name="T17"/></text:p>
          <text:p text:style-name="P15"><text:span text:style-name="T18"/></text:p>
        </draw:line>
        <draw:line draw:style-name="gr17" draw:text-style-name="P5" draw:layer="layout" svg:x1="11.176cm" svg:y1="11.43cm" svg:x2="12.446cm" svg:y2="14.732cm">
          <text:p/>
        </draw:line>
        <draw:frame presentation:style-name="pr1" draw:text-style-name="P10" draw:layer="layout" svg:width="26.67cm" svg:height="3.506cm" svg:x="0.762cm" svg:y="-0.712cm" presentation:class="title" presentation:user-transformed="true">
          <draw:text-box>
            <text:p text:style-name="P10"><text:span text:style-name="T9">2. Creating your 'local' repo. from your 'remote'</text:span></text:p>
          </draw:text-box>
        </draw:frame>
        <draw:line draw:style-name="gr18" draw:text-style-name="P17" draw:layer="layout" svg:x1="1.524cm" svg:y1="19.731cm" svg:x2="26.416cm" svg:y2="19.731cm">
          <text:p text:style-name="P15"><text:span text:style-name="T19">Time</text:span></text:p>
        </draw:line>
        <draw:line draw:style-name="gr19" draw:text-style-name="P16" draw:layer="layout" svg:x1="5.334cm" svg:y1="11.43cm" svg:x2="26.162cm" svg:y2="11.43cm">
          <text:p text:style-name="P14"><text:span text:style-name="T17"/></text:p>
          <text:p text:style-name="P15"><text:span text:style-name="T18"/></text:p>
        </draw:line>
        <draw:line draw:style-name="gr20" draw:text-style-name="P5" draw:layer="layout" svg:x1="18.288cm" svg:y1="6.604cm" svg:x2="17.272cm" svg:y2="11.43cm">
          <text:p/>
        </draw:line>
        <draw:line draw:style-name="gr20" draw:text-style-name="P5" draw:layer="layout" svg:x1="23.622cm" svg:y1="6.604cm" svg:x2="18.288cm" svg:y2="6.604cm">
          <text:p/>
        </draw:line>
        <draw:line draw:style-name="gr21" draw:text-style-name="P5" draw:layer="layout" svg:x1="23.876cm" svg:y1="4.572cm" svg:x2="23.622cm" svg:y2="6.604cm">
          <text:p/>
        </draw:line>
        <draw:custom-shape draw:style-name="gr5" draw:text-style-name="P2" draw:layer="layout" svg:width="4.318cm" svg:height="2.54cm" svg:x="5.334cm" svg:y="10.16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1" draw:layer="layout" svg:width="4.318cm" svg:height="2.54cm" svg:x="2.286cm" svg:y="3.302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2" draw:layer="layout" svg:width="4.261cm" svg:height="1.589cm" svg:x="6.604cm" svg:y="7.047cm">
          <draw:text-box>
            <text:p text:style-name="P2"><text:span text:style-name="T20">(In github.com)</text:span></text:p>
            <text:p text:style-name="P2"><text:span text:style-name="T25">1. Fork</text:span></text:p>
          </draw:text-box>
        </draw:frame>
        <draw:custom-shape draw:style-name="gr23" draw:text-style-name="P5" xml:id="id14" draw:id="id14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5" xml:id="id13" draw:id="id13" draw:layer="layout" svg:width="2.058cm" svg:height="1.27cm" svg:x="12.175cm" svg:y="14.7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5" draw:layer="layout" draw:type="curve" draw:line-skew="-0.184cm" svg:x1="12.175cm" svg:y1="15.367cm" svg:x2="12.623cm" svg:y2="17.388cm" draw:start-shape="id13" draw:start-glue-point="6" draw:end-shape="id14" draw:end-glue-point="6" svg:d="m12175 15367c-1027 0-1251 2021 448 2021" svg:viewBox="0 0 1249 2022">
          <text:p/>
        </draw:connector>
        <draw:connector draw:style-name="gr24" draw:text-style-name="P5" draw:layer="layout" draw:type="curve" draw:line-skew="0.295cm" svg:x1="14.147cm" svg:y1="17.388cm" svg:x2="14.233cm" svg:y2="15.367cm" draw:start-shape="id14" draw:start-glue-point="8" draw:end-shape="id13" draw:end-glue-point="8" svg:d="m14147 17388c1324 0 1281-2021 86-2021" svg:viewBox="0 0 989 2022">
          <text:p/>
        </draw:connector>
        <draw:line draw:style-name="gr25" draw:text-style-name="P5" draw:layer="layout" svg:x1="6.096cm" svg:y1="5.842cm" svg:x2="7.366cm" svg:y2="10.414cm">
          <text:p/>
        </draw:line>
        <draw:line draw:style-name="gr17" draw:text-style-name="P5" draw:layer="layout" svg:x1="13.97cm" svg:y1="14.732cm" svg:x2="15.24cm" svg:y2="11.546cm">
          <text:p/>
        </draw:line>
        <draw:frame draw:style-name="gr30" draw:text-style-name="P2" draw:layer="layout" svg:width="2.868cm" svg:height="1.27cm" svg:x="9.07cm" svg:y="13.208cm">
          <draw:text-box>
            <text:p text:style-name="P2"><text:span text:style-name="T25">2. clone</text:span></text:p>
          </draw:text-box>
        </draw:frame>
        <draw:custom-shape draw:style-name="gr7" draw:text-style-name="P5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939cm" svg:height="0.806cm" draw:transform="rotate (1.56119701590893) translate (0.676cm 9.887cm)">
          <draw:text-box>
            <text:p text:style-name="P6"><text:span text:style-name="T4">Online</text:span><text:span text:style-name="T5"> (github.com)</text:span></text:p>
          </draw:text-box>
        </draw:frame>
        <draw:custom-shape draw:style-name="gr7" draw:text-style-name="P5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557cm" svg:height="0.806cm" draw:transform="rotate (1.56119701590893) translate (0.676cm 18.138cm)">
          <draw:text-box>
            <text:p text:style-name="P6"><text:span text:style-name="T4">Local</text:span><text:span text:style-name="T5"> (pc / laptop)</text:span></text:p>
          </draw:text-box>
        </draw:frame>
        <draw:custom-shape draw:style-name="gr27" draw:text-style-name="P3" draw:layer="layout" svg:width="17.272cm" svg:height="6.35cm" svg:x="10.16cm" svg:y="3.048cm">
          <text:p text:style-name="P2"><text:span text:style-name="T29">git clone </text:span><text:span text:style-name="T30">&lt;remote repo url&gt;</text:span></text:p>
          <text:p text:style-name="P3"><text:span text:style-name="T30"/></text:p>
          <text:p text:style-name="P3"><text:span text:style-name="T31">i.e.</text:span></text:p>
          <text:p text:style-name="P3"><text:span text:style-name="T30"/></text:p>
          <text:p text:style-name="P2"><text:span text:style-name="T30">git clone https://github.com/paloma/owd_test_cases.git</text:span></text:p>
          <text:p text:style-name="P3"><text:span text:style-name="T30"/></text:p>
          <text:p text:style-name="P23">Copies the entire 'remote' repo. into the current directory</text:p>
          <text:p text:style-name="P23">on your local machine.</text:p>
          <draw:enhanced-geometry svg:viewBox="0 0 21600 21600" draw:text-areas="800 800 20800 20800" draw:type="round-rectangular-callout" draw:modifiers="2861.15903433104 32411.90363722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5" draw:layer="layout" svg:width="5.588cm" svg:height="2.286cm" svg:x="7.874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line draw:style-name="gr16" draw:text-style-name="P16" draw:layer="layout" svg:x1="5.08cm" svg:y1="4.572cm" svg:x2="26.162cm" svg:y2="4.572cm">
          <text:p text:style-name="P14"><text:span text:style-name="T17"/></text:p>
          <text:p text:style-name="P15"><text:span text:style-name="T18"/></text:p>
        </draw:line>
        <draw:line draw:style-name="gr17" draw:text-style-name="P5" draw:layer="layout" svg:x1="11.176cm" svg:y1="11.43cm" svg:x2="12.446cm" svg:y2="14.732cm">
          <text:p/>
        </draw:line>
        <draw:frame presentation:style-name="pr1" draw:text-style-name="P10" draw:layer="layout" svg:width="25.199cm" svg:height="3.506cm" svg:x="1.4cm" svg:y="-0.204cm" presentation:class="title" presentation:user-transformed="true">
          <draw:text-box>
            <text:p text:style-name="P10"><text:span text:style-name="T9">3. Set the 'upstream' repo. for your local repo.</text:span></text:p>
          </draw:text-box>
        </draw:frame>
        <draw:line draw:style-name="gr18" draw:text-style-name="P17" draw:layer="layout" svg:x1="1.524cm" svg:y1="19.731cm" svg:x2="26.416cm" svg:y2="19.731cm">
          <text:p text:style-name="P15"><text:span text:style-name="T19">Time</text:span></text:p>
        </draw:line>
        <draw:line draw:style-name="gr19" draw:text-style-name="P16" draw:layer="layout" svg:x1="5.334cm" svg:y1="11.43cm" svg:x2="26.162cm" svg:y2="11.43cm">
          <text:p text:style-name="P14"><text:span text:style-name="T17"/></text:p>
          <text:p text:style-name="P15"><text:span text:style-name="T18"/></text:p>
        </draw:line>
        <draw:line draw:style-name="gr20" draw:text-style-name="P5" draw:layer="layout" svg:x1="18.288cm" svg:y1="6.604cm" svg:x2="17.272cm" svg:y2="11.43cm">
          <text:p/>
        </draw:line>
        <draw:line draw:style-name="gr20" draw:text-style-name="P5" draw:layer="layout" svg:x1="23.622cm" svg:y1="6.604cm" svg:x2="18.288cm" svg:y2="6.604cm">
          <text:p/>
        </draw:line>
        <draw:line draw:style-name="gr21" draw:text-style-name="P5" draw:layer="layout" svg:x1="23.876cm" svg:y1="4.572cm" svg:x2="23.622cm" svg:y2="6.604cm">
          <text:p/>
        </draw:line>
        <draw:custom-shape draw:style-name="gr5" draw:text-style-name="P2" draw:layer="layout" svg:width="4.318cm" svg:height="2.54cm" svg:x="5.334cm" svg:y="10.16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1" draw:layer="layout" svg:width="4.318cm" svg:height="2.54cm" svg:x="2.286cm" svg:y="3.302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2" draw:layer="layout" svg:width="4.261cm" svg:height="1.589cm" svg:x="6.604cm" svg:y="7.047cm">
          <draw:text-box>
            <text:p text:style-name="P2"><text:span text:style-name="T20">(In github.com)</text:span></text:p>
            <text:p text:style-name="P2"><text:span text:style-name="T25">1. Fork</text:span></text:p>
          </draw:text-box>
        </draw:frame>
        <draw:custom-shape draw:style-name="gr23" draw:text-style-name="P5" xml:id="id16" draw:id="id16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5" xml:id="id15" draw:id="id15" draw:layer="layout" svg:width="2.058cm" svg:height="1.27cm" svg:x="12.175cm" svg:y="14.7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5" draw:layer="layout" draw:type="curve" draw:line-skew="-0.184cm" svg:x1="12.175cm" svg:y1="15.367cm" svg:x2="12.623cm" svg:y2="17.388cm" draw:start-shape="id15" draw:start-glue-point="6" draw:end-shape="id16" draw:end-glue-point="6" svg:d="m12175 15367c-1027 0-1251 2021 448 2021" svg:viewBox="0 0 1249 2022">
          <text:p/>
        </draw:connector>
        <draw:connector draw:style-name="gr24" draw:text-style-name="P5" draw:layer="layout" draw:type="curve" draw:line-skew="0.295cm" svg:x1="14.147cm" svg:y1="17.388cm" svg:x2="14.233cm" svg:y2="15.367cm" draw:start-shape="id16" draw:start-glue-point="8" draw:end-shape="id15" draw:end-glue-point="8" svg:d="m14147 17388c1324 0 1281-2021 86-2021" svg:viewBox="0 0 989 2022">
          <text:p/>
        </draw:connector>
        <draw:line draw:style-name="gr25" draw:text-style-name="P5" draw:layer="layout" svg:x1="6.096cm" svg:y1="5.842cm" svg:x2="7.366cm" svg:y2="10.414cm">
          <text:p/>
        </draw:line>
        <draw:line draw:style-name="gr17" draw:text-style-name="P5" draw:layer="layout" svg:x1="13.97cm" svg:y1="14.732cm" svg:x2="15.24cm" svg:y2="11.546cm">
          <text:p/>
        </draw:line>
        <draw:frame draw:style-name="gr30" draw:text-style-name="P2" draw:layer="layout" svg:width="2.868cm" svg:height="1.27cm" svg:x="9.07cm" svg:y="13.208cm">
          <draw:text-box>
            <text:p text:style-name="P2"><text:span text:style-name="T25">2. clone</text:span></text:p>
          </draw:text-box>
        </draw:frame>
        <draw:custom-shape draw:style-name="gr7" draw:text-style-name="P5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939cm" svg:height="0.806cm" draw:transform="rotate (1.56119701590893) translate (0.676cm 9.887cm)">
          <draw:text-box>
            <text:p text:style-name="P6"><text:span text:style-name="T4">Online</text:span><text:span text:style-name="T5"> (github.com)</text:span></text:p>
          </draw:text-box>
        </draw:frame>
        <draw:custom-shape draw:style-name="gr7" draw:text-style-name="P5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557cm" svg:height="0.806cm" draw:transform="rotate (1.56119701590893) translate (0.676cm 18.138cm)">
          <draw:text-box>
            <text:p text:style-name="P6"><text:span text:style-name="T4">Local</text:span><text:span text:style-name="T5"> (pc / laptop)</text:span></text:p>
          </draw:text-box>
        </draw:frame>
        <draw:frame draw:style-name="gr26" draw:text-style-name="P2" draw:layer="layout" svg:width="5.37cm" svg:height="1.27cm" svg:x="6.005cm" svg:y="14.594cm">
          <draw:text-box>
            <text:p text:style-name="P2"><text:span text:style-name="T25">3. add upstream</text:span></text:p>
          </draw:text-box>
        </draw:frame>
        <draw:custom-shape draw:style-name="gr28" draw:text-style-name="P5" draw:layer="layout" svg:width="6.858cm" svg:height="2.286cm" svg:x="4.82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19.558cm" svg:height="6.35cm" svg:x="7.62cm" svg:y="4.064cm">
          <text:p text:style-name="P5"><text:span text:style-name="T32">git remote add upstream </text:span><text:span text:style-name="T33">&lt;</text:span><text:span text:style-name="T34">live</text:span><text:span text:style-name="T33"> repo url&gt;</text:span></text:p>
          <text:p text:style-name="P3"><text:span text:style-name="T30"/></text:p>
          <text:p text:style-name="P3"><text:span text:style-name="T31">i.e.</text:span></text:p>
          <text:p text:style-name="P3"><text:span text:style-name="T30"/></text:p>
          <text:p text:style-name="P2"><text:span text:style-name="T32">git remote add upstream</text:span><text:span text:style-name="T30"> https://github.com/</text:span><text:span text:style-name="T35">owdqa</text:span><text:span text:style-name="T30">/owd_test_cases.git</text:span></text:p>
          <text:p text:style-name="P3"><text:span text:style-name="T30"/></text:p>
          <text:p text:style-name="P23">Tells your repo. which repo. to keep 'in sync' with (necessary for</text:p>
          <text:p text:style-name="P23">a later step...)</text:p>
          <draw:enhanced-geometry svg:viewBox="0 0 21600 21600" draw:text-areas="800 800 20800 20800" draw:type="round-rectangular-callout" draw:modifiers="2937.57349557748 34857.25082664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line draw:style-name="gr16" draw:text-style-name="P16" draw:layer="layout" svg:x1="5.08cm" svg:y1="4.572cm" svg:x2="26.162cm" svg:y2="4.572cm">
          <text:p text:style-name="P14"><text:span text:style-name="T17"/></text:p>
          <text:p text:style-name="P15"><text:span text:style-name="T18"/></text:p>
        </draw:line>
        <draw:line draw:style-name="gr17" draw:text-style-name="P5" draw:layer="layout" svg:x1="11.176cm" svg:y1="11.43cm" svg:x2="12.446cm" svg:y2="14.732cm">
          <text:p/>
        </draw:line>
        <draw:frame presentation:style-name="pr1" draw:text-style-name="P10" draw:layer="layout" svg:width="25.199cm" svg:height="3.506cm" svg:x="1.27cm" svg:y="-0.712cm" presentation:class="title" presentation:user-transformed="true">
          <draw:text-box>
            <text:p text:style-name="P10"><text:span text:style-name="T9">4. Checkout the correct branch</text:span></text:p>
          </draw:text-box>
        </draw:frame>
        <draw:line draw:style-name="gr18" draw:text-style-name="P17" draw:layer="layout" svg:x1="1.524cm" svg:y1="19.731cm" svg:x2="26.416cm" svg:y2="19.731cm">
          <text:p text:style-name="P15"><text:span text:style-name="T19">Time</text:span></text:p>
        </draw:line>
        <draw:line draw:style-name="gr19" draw:text-style-name="P16" draw:layer="layout" svg:x1="5.334cm" svg:y1="11.43cm" svg:x2="26.162cm" svg:y2="11.43cm">
          <text:p text:style-name="P14"><text:span text:style-name="T17"/></text:p>
          <text:p text:style-name="P15"><text:span text:style-name="T18"/></text:p>
        </draw:line>
        <draw:line draw:style-name="gr20" draw:text-style-name="P5" draw:layer="layout" svg:x1="18.288cm" svg:y1="6.604cm" svg:x2="17.272cm" svg:y2="11.43cm">
          <text:p/>
        </draw:line>
        <draw:line draw:style-name="gr20" draw:text-style-name="P5" draw:layer="layout" svg:x1="23.622cm" svg:y1="6.604cm" svg:x2="18.288cm" svg:y2="6.604cm">
          <text:p/>
        </draw:line>
        <draw:line draw:style-name="gr21" draw:text-style-name="P5" draw:layer="layout" svg:x1="23.876cm" svg:y1="4.572cm" svg:x2="23.622cm" svg:y2="6.604cm">
          <text:p/>
        </draw:line>
        <draw:custom-shape draw:style-name="gr5" draw:text-style-name="P2" draw:layer="layout" svg:width="4.318cm" svg:height="2.54cm" svg:x="5.334cm" svg:y="10.16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1" draw:layer="layout" svg:width="4.318cm" svg:height="2.54cm" svg:x="2.286cm" svg:y="3.302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2" draw:layer="layout" svg:width="4.261cm" svg:height="1.589cm" svg:x="6.604cm" svg:y="7.047cm">
          <draw:text-box>
            <text:p text:style-name="P2"><text:span text:style-name="T20">(In github.com)</text:span></text:p>
            <text:p text:style-name="P2"><text:span text:style-name="T25">1. Fork</text:span></text:p>
          </draw:text-box>
        </draw:frame>
        <draw:custom-shape draw:style-name="gr23" draw:text-style-name="P5" xml:id="id18" draw:id="id18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5" xml:id="id17" draw:id="id17" draw:layer="layout" svg:width="2.058cm" svg:height="1.27cm" svg:x="12.175cm" svg:y="14.7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5" draw:layer="layout" draw:type="curve" draw:line-skew="-0.184cm" svg:x1="12.175cm" svg:y1="15.367cm" svg:x2="12.623cm" svg:y2="17.388cm" draw:start-shape="id17" draw:start-glue-point="6" draw:end-shape="id18" draw:end-glue-point="6" svg:d="m12175 15367c-1027 0-1251 2021 448 2021" svg:viewBox="0 0 1249 2022">
          <text:p/>
        </draw:connector>
        <draw:connector draw:style-name="gr24" draw:text-style-name="P5" draw:layer="layout" draw:type="curve" draw:line-skew="0.295cm" svg:x1="14.147cm" svg:y1="17.388cm" svg:x2="14.233cm" svg:y2="15.367cm" draw:start-shape="id18" draw:start-glue-point="8" draw:end-shape="id17" draw:end-glue-point="8" svg:d="m14147 17388c1324 0 1281-2021 86-2021" svg:viewBox="0 0 989 2022">
          <text:p/>
        </draw:connector>
        <draw:line draw:style-name="gr25" draw:text-style-name="P5" draw:layer="layout" svg:x1="6.096cm" svg:y1="5.842cm" svg:x2="7.366cm" svg:y2="10.414cm">
          <text:p/>
        </draw:line>
        <draw:line draw:style-name="gr17" draw:text-style-name="P5" draw:layer="layout" svg:x1="13.97cm" svg:y1="14.732cm" svg:x2="15.24cm" svg:y2="11.546cm">
          <text:p/>
        </draw:line>
        <draw:frame draw:style-name="gr30" draw:text-style-name="P2" draw:layer="layout" svg:width="2.868cm" svg:height="1.27cm" svg:x="9.07cm" svg:y="13.208cm">
          <draw:text-box>
            <text:p text:style-name="P2"><text:span text:style-name="T25">2. clone</text:span></text:p>
          </draw:text-box>
        </draw:frame>
        <draw:custom-shape draw:style-name="gr7" draw:text-style-name="P5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939cm" svg:height="0.806cm" draw:transform="rotate (1.56119701590893) translate (0.676cm 9.887cm)">
          <draw:text-box>
            <text:p text:style-name="P6"><text:span text:style-name="T4">Online</text:span><text:span text:style-name="T5"> (github.com)</text:span></text:p>
          </draw:text-box>
        </draw:frame>
        <draw:custom-shape draw:style-name="gr7" draw:text-style-name="P5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557cm" svg:height="0.806cm" draw:transform="rotate (1.56119701590893) translate (0.676cm 18.138cm)">
          <draw:text-box>
            <text:p text:style-name="P6"><text:span text:style-name="T4">Local</text:span><text:span text:style-name="T5"> (pc / laptop)</text:span></text:p>
          </draw:text-box>
        </draw:frame>
        <draw:frame draw:style-name="gr26" draw:text-style-name="P2" draw:layer="layout" svg:width="3.995cm" svg:height="1.27cm" svg:x="6.604cm" svg:y="16.002cm">
          <draw:text-box>
            <text:p text:style-name="P2"><text:span text:style-name="T25">4. checkout</text:span></text:p>
          </draw:text-box>
        </draw:frame>
        <draw:frame draw:style-name="gr26" draw:text-style-name="P2" draw:layer="layout" svg:width="5.37cm" svg:height="1.27cm" svg:x="6.005cm" svg:y="14.594cm">
          <draw:text-box>
            <text:p text:style-name="P2"><text:span text:style-name="T25">3. add upstream</text:span></text:p>
          </draw:text-box>
        </draw:frame>
        <draw:custom-shape draw:style-name="gr27" draw:text-style-name="P23" draw:layer="layout" svg:width="7.62cm" svg:height="6.35cm" svg:x="16.256cm" svg:y="10.922cm">
          <text:p text:style-name="P2"><text:span text:style-name="T36">git checkout </text:span><text:span text:style-name="T37">&lt;branch name&gt;</text:span></text:p>
          <text:p text:style-name="P2"><text:span text:style-name="T37"/></text:p>
          <text:p text:style-name="P23">i.e.</text:p>
          <text:p text:style-name="P23"/>
          <text:p text:style-name="P5"><text:span text:style-name="T36">git checkout </text:span><text:span text:style-name="T37">v1-train</text:span></text:p>
          <text:p text:style-name="P23"><text:span text:style-name="T37"/></text:p>
          <text:p text:style-name="P23"><text:span text:style-name="T28">Sets your local files to the</text:span></text:p>
          <text:p text:style-name="P23"><text:span text:style-name="T28">version for this branch.</text:span></text:p>
          <draw:enhanced-geometry svg:viewBox="0 0 21600 21600" draw:text-areas="800 800 20800 20800" draw:type="round-rectangular-callout" draw:modifiers="-13374.9376722215 19205.6683986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5" draw:layer="layout" svg:width="5.588cm" svg:height="2.286cm" svg:x="5.787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line draw:style-name="gr16" draw:text-style-name="P16" draw:layer="layout" svg:x1="5.08cm" svg:y1="4.572cm" svg:x2="26.162cm" svg:y2="4.572cm">
          <text:p text:style-name="P14"><text:span text:style-name="T17"/></text:p>
          <text:p text:style-name="P15"><text:span text:style-name="T18"/></text:p>
        </draw:line>
        <draw:line draw:style-name="gr17" draw:text-style-name="P5" draw:layer="layout" svg:x1="11.176cm" svg:y1="11.43cm" svg:x2="12.446cm" svg:y2="14.732cm">
          <text:p/>
        </draw:line>
        <draw:frame presentation:style-name="pr1" draw:text-style-name="P10" draw:layer="layout" svg:width="25.199cm" svg:height="3.506cm" svg:x="1.4cm" svg:y="-0.204cm" presentation:class="title" presentation:user-transformed="true">
          <draw:text-box>
            <text:p text:style-name="P10"><text:span text:style-name="T9">5. Make some changes.</text:span></text:p>
          </draw:text-box>
        </draw:frame>
        <draw:line draw:style-name="gr18" draw:text-style-name="P17" draw:layer="layout" svg:x1="1.524cm" svg:y1="19.731cm" svg:x2="26.416cm" svg:y2="19.731cm">
          <text:p text:style-name="P15"><text:span text:style-name="T19">Time</text:span></text:p>
        </draw:line>
        <draw:line draw:style-name="gr19" draw:text-style-name="P16" draw:layer="layout" svg:x1="5.334cm" svg:y1="11.43cm" svg:x2="26.162cm" svg:y2="11.43cm">
          <text:p text:style-name="P14"><text:span text:style-name="T17"/></text:p>
          <text:p text:style-name="P15"><text:span text:style-name="T18"/></text:p>
        </draw:line>
        <draw:line draw:style-name="gr20" draw:text-style-name="P5" draw:layer="layout" svg:x1="18.288cm" svg:y1="6.604cm" svg:x2="17.272cm" svg:y2="11.43cm">
          <text:p/>
        </draw:line>
        <draw:line draw:style-name="gr20" draw:text-style-name="P5" draw:layer="layout" svg:x1="23.622cm" svg:y1="6.604cm" svg:x2="18.288cm" svg:y2="6.604cm">
          <text:p/>
        </draw:line>
        <draw:line draw:style-name="gr21" draw:text-style-name="P5" draw:layer="layout" svg:x1="23.876cm" svg:y1="4.572cm" svg:x2="23.622cm" svg:y2="6.604cm">
          <text:p/>
        </draw:line>
        <draw:custom-shape draw:style-name="gr5" draw:text-style-name="P2" draw:layer="layout" svg:width="4.318cm" svg:height="2.54cm" svg:x="5.334cm" svg:y="10.16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1" draw:layer="layout" svg:width="4.318cm" svg:height="2.54cm" svg:x="2.286cm" svg:y="3.302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2" draw:layer="layout" svg:width="4.261cm" svg:height="1.589cm" svg:x="6.604cm" svg:y="7.047cm">
          <draw:text-box>
            <text:p text:style-name="P2"><text:span text:style-name="T20">(In github.com)</text:span></text:p>
            <text:p text:style-name="P2"><text:span text:style-name="T25">1. Fork</text:span></text:p>
          </draw:text-box>
        </draw:frame>
        <draw:frame draw:style-name="gr22" draw:text-style-name="P24" draw:layer="layout" svg:width="4.858cm" svg:height="0.962cm" svg:x="10.83cm" svg:y="18.034cm">
          <draw:text-box>
            <text:p text:style-name="P24"><text:span text:style-name="T38">5</text:span><text:span text:style-name="T39">.</text:span><text:span text:style-name="T40"> </text:span><text:span text:style-name="T41">M</text:span><text:span text:style-name="T42">ake changes</text:span></text:p>
          </draw:text-box>
        </draw:frame>
        <draw:custom-shape draw:style-name="gr23" draw:text-style-name="P5" xml:id="id20" draw:id="id20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5" xml:id="id19" draw:id="id19" draw:layer="layout" svg:width="2.058cm" svg:height="1.27cm" svg:x="12.175cm" svg:y="14.7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5" draw:layer="layout" draw:type="curve" draw:line-skew="-0.184cm" svg:x1="12.175cm" svg:y1="15.367cm" svg:x2="12.623cm" svg:y2="17.388cm" draw:start-shape="id19" draw:start-glue-point="6" draw:end-shape="id20" draw:end-glue-point="6" svg:d="m12175 15367c-1027 0-1251 2021 448 2021" svg:viewBox="0 0 1249 2022">
          <text:p/>
        </draw:connector>
        <draw:connector draw:style-name="gr24" draw:text-style-name="P5" draw:layer="layout" draw:type="curve" draw:line-skew="0.295cm" svg:x1="14.147cm" svg:y1="17.388cm" svg:x2="14.233cm" svg:y2="15.367cm" draw:start-shape="id20" draw:start-glue-point="8" draw:end-shape="id19" draw:end-glue-point="8" svg:d="m14147 17388c1324 0 1281-2021 86-2021" svg:viewBox="0 0 989 2022">
          <text:p/>
        </draw:connector>
        <draw:line draw:style-name="gr25" draw:text-style-name="P5" draw:layer="layout" svg:x1="6.096cm" svg:y1="5.842cm" svg:x2="7.366cm" svg:y2="10.414cm">
          <text:p/>
        </draw:line>
        <draw:line draw:style-name="gr17" draw:text-style-name="P5" draw:layer="layout" svg:x1="13.97cm" svg:y1="14.732cm" svg:x2="15.24cm" svg:y2="11.546cm">
          <text:p/>
        </draw:line>
        <draw:frame draw:style-name="gr30" draw:text-style-name="P2" draw:layer="layout" svg:width="2.868cm" svg:height="1.27cm" svg:x="9.07cm" svg:y="13.208cm">
          <draw:text-box>
            <text:p text:style-name="P2"><text:span text:style-name="T25">2. clone</text:span></text:p>
          </draw:text-box>
        </draw:frame>
        <draw:custom-shape draw:style-name="gr7" draw:text-style-name="P5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939cm" svg:height="0.806cm" draw:transform="rotate (1.56119701590893) translate (0.676cm 9.887cm)">
          <draw:text-box>
            <text:p text:style-name="P6"><text:span text:style-name="T4">Online</text:span><text:span text:style-name="T5"> (github.com)</text:span></text:p>
          </draw:text-box>
        </draw:frame>
        <draw:custom-shape draw:style-name="gr7" draw:text-style-name="P5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557cm" svg:height="0.806cm" draw:transform="rotate (1.56119701590893) translate (0.676cm 18.138cm)">
          <draw:text-box>
            <text:p text:style-name="P6"><text:span text:style-name="T4">Local</text:span><text:span text:style-name="T5"> (pc / laptop)</text:span></text:p>
          </draw:text-box>
        </draw:frame>
        <draw:frame draw:style-name="gr26" draw:text-style-name="P2" draw:layer="layout" svg:width="3.995cm" svg:height="1.27cm" svg:x="6.604cm" svg:y="16.002cm">
          <draw:text-box>
            <text:p text:style-name="P2"><text:span text:style-name="T25">4. checkout</text:span></text:p>
          </draw:text-box>
        </draw:frame>
        <draw:frame draw:style-name="gr26" draw:text-style-name="P2" draw:layer="layout" svg:width="5.37cm" svg:height="1.27cm" svg:x="6.005cm" svg:y="14.594cm">
          <draw:text-box>
            <text:p text:style-name="P2"><text:span text:style-name="T25">3. add upstream</text:span></text:p>
          </draw:text-box>
        </draw:frame>
        <draw:custom-shape draw:style-name="gr27" draw:text-style-name="P3" draw:layer="layout" svg:width="8.89cm" svg:height="6.35cm" svg:x="14.732cm" svg:y="8.382cm">
          <text:p text:style-name="P3"><text:span text:style-name="T28">Make your changes to the </text:span></text:p>
          <text:p text:style-name="P3"><text:span text:style-name="T28">repo.</text:span></text:p>
          <text:p text:style-name="P3"><text:span text:style-name="T28"/></text:p>
          <text:p text:style-name="P3"><text:span text:style-name="T28">(finally ... the actual 'work'! ;).</text:span></text:p>
          <draw:enhanced-geometry svg:viewBox="0 0 21600 21600" draw:text-areas="800 800 20800 20800" draw:type="round-rectangular-callout" draw:modifiers="1933.82071757958 31235.14407179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5" draw:layer="layout" svg:width="5.588cm" svg:height="2.286cm" svg:x="10.414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line draw:style-name="gr16" draw:text-style-name="P16" draw:layer="layout" svg:x1="5.08cm" svg:y1="4.572cm" svg:x2="26.162cm" svg:y2="4.572cm">
          <text:p text:style-name="P14"><text:span text:style-name="T17"/></text:p>
          <text:p text:style-name="P15"><text:span text:style-name="T18"/></text:p>
        </draw:line>
        <draw:line draw:style-name="gr17" draw:text-style-name="P5" draw:layer="layout" svg:x1="11.176cm" svg:y1="11.43cm" svg:x2="12.446cm" svg:y2="14.732cm">
          <text:p/>
        </draw:line>
        <draw:frame presentation:style-name="pr1" draw:text-style-name="P10" draw:layer="layout" svg:width="25.199cm" svg:height="3.506cm" svg:x="1.4cm" svg:y="-0.712cm" presentation:class="title" presentation:user-transformed="true">
          <draw:text-box>
            <text:p text:style-name="P10"><text:span text:style-name="T9">6. Add your changes to 'staging area'</text:span></text:p>
          </draw:text-box>
        </draw:frame>
        <draw:line draw:style-name="gr18" draw:text-style-name="P17" draw:layer="layout" svg:x1="1.524cm" svg:y1="19.731cm" svg:x2="26.416cm" svg:y2="19.731cm">
          <text:p text:style-name="P15"><text:span text:style-name="T19">Time</text:span></text:p>
        </draw:line>
        <draw:line draw:style-name="gr19" draw:text-style-name="P16" draw:layer="layout" svg:x1="5.334cm" svg:y1="11.43cm" svg:x2="26.162cm" svg:y2="11.43cm">
          <text:p text:style-name="P14"><text:span text:style-name="T17"/></text:p>
          <text:p text:style-name="P15"><text:span text:style-name="T18"/></text:p>
        </draw:line>
        <draw:line draw:style-name="gr20" draw:text-style-name="P5" draw:layer="layout" svg:x1="18.288cm" svg:y1="6.604cm" svg:x2="17.272cm" svg:y2="11.43cm">
          <text:p/>
        </draw:line>
        <draw:line draw:style-name="gr20" draw:text-style-name="P5" draw:layer="layout" svg:x1="23.622cm" svg:y1="6.604cm" svg:x2="18.288cm" svg:y2="6.604cm">
          <text:p/>
        </draw:line>
        <draw:line draw:style-name="gr21" draw:text-style-name="P5" draw:layer="layout" svg:x1="23.876cm" svg:y1="4.572cm" svg:x2="23.622cm" svg:y2="6.604cm">
          <text:p/>
        </draw:line>
        <draw:custom-shape draw:style-name="gr5" draw:text-style-name="P2" draw:layer="layout" svg:width="4.318cm" svg:height="2.54cm" svg:x="5.334cm" svg:y="10.16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1" draw:layer="layout" svg:width="4.318cm" svg:height="2.54cm" svg:x="2.286cm" svg:y="3.302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2" draw:layer="layout" svg:width="4.261cm" svg:height="1.589cm" svg:x="6.604cm" svg:y="7.047cm">
          <draw:text-box>
            <text:p text:style-name="P2"><text:span text:style-name="T20">(In github.com)</text:span></text:p>
            <text:p text:style-name="P2"><text:span text:style-name="T25">1. Fork</text:span></text:p>
          </draw:text-box>
        </draw:frame>
        <draw:frame draw:style-name="gr22" draw:text-style-name="P26" draw:layer="layout" svg:width="5.231cm" svg:height="0.962cm" svg:x="10.83cm" svg:y="18.034cm">
          <draw:text-box>
            <text:p text:style-name="P25"><text:span text:style-name="T43">(</text:span><text:span text:style-name="T38">5</text:span><text:span text:style-name="T44">.</text:span><text:span text:style-name="T45"> </text:span><text:span text:style-name="T43">make changes)</text:span></text:p>
          </draw:text-box>
        </draw:frame>
        <draw:custom-shape draw:style-name="gr23" draw:text-style-name="P5" xml:id="id22" draw:id="id22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5" xml:id="id21" draw:id="id21" draw:layer="layout" svg:width="2.058cm" svg:height="1.27cm" svg:x="12.175cm" svg:y="14.7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5" draw:layer="layout" draw:type="curve" draw:line-skew="-0.184cm" svg:x1="12.175cm" svg:y1="15.367cm" svg:x2="12.623cm" svg:y2="17.388cm" draw:start-shape="id21" draw:start-glue-point="6" draw:end-shape="id22" draw:end-glue-point="6" svg:d="m12175 15367c-1027 0-1251 2021 448 2021" svg:viewBox="0 0 1249 2022">
          <text:p/>
        </draw:connector>
        <draw:connector draw:style-name="gr24" draw:text-style-name="P5" draw:layer="layout" draw:type="curve" draw:line-skew="0.295cm" svg:x1="14.147cm" svg:y1="17.388cm" svg:x2="14.233cm" svg:y2="15.367cm" draw:start-shape="id22" draw:start-glue-point="8" draw:end-shape="id21" draw:end-glue-point="8" svg:d="m14147 17388c1324 0 1281-2021 86-2021" svg:viewBox="0 0 989 2022">
          <text:p/>
        </draw:connector>
        <draw:line draw:style-name="gr25" draw:text-style-name="P5" draw:layer="layout" svg:x1="6.096cm" svg:y1="5.842cm" svg:x2="7.366cm" svg:y2="10.414cm">
          <text:p/>
        </draw:line>
        <draw:line draw:style-name="gr17" draw:text-style-name="P5" draw:layer="layout" svg:x1="13.97cm" svg:y1="14.732cm" svg:x2="15.24cm" svg:y2="11.546cm">
          <text:p/>
        </draw:line>
        <draw:frame draw:style-name="gr30" draw:text-style-name="P2" draw:layer="layout" svg:width="2.868cm" svg:height="1.27cm" svg:x="9.07cm" svg:y="13.208cm">
          <draw:text-box>
            <text:p text:style-name="P2"><text:span text:style-name="T25">2. clone</text:span></text:p>
          </draw:text-box>
        </draw:frame>
        <draw:custom-shape draw:style-name="gr7" draw:text-style-name="P5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939cm" svg:height="0.806cm" draw:transform="rotate (1.56119701590893) translate (0.676cm 9.887cm)">
          <draw:text-box>
            <text:p text:style-name="P6"><text:span text:style-name="T4">Online</text:span><text:span text:style-name="T5"> (github.com)</text:span></text:p>
          </draw:text-box>
        </draw:frame>
        <draw:custom-shape draw:style-name="gr7" draw:text-style-name="P5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557cm" svg:height="0.806cm" draw:transform="rotate (1.56119701590893) translate (0.676cm 18.138cm)">
          <draw:text-box>
            <text:p text:style-name="P6"><text:span text:style-name="T4">Local</text:span><text:span text:style-name="T5"> (pc / laptop)</text:span></text:p>
          </draw:text-box>
        </draw:frame>
        <draw:frame draw:style-name="gr26" draw:text-style-name="P2" draw:layer="layout" svg:width="3.995cm" svg:height="1.27cm" svg:x="6.604cm" svg:y="16.002cm">
          <draw:text-box>
            <text:p text:style-name="P2"><text:span text:style-name="T25">4. checkout</text:span></text:p>
          </draw:text-box>
        </draw:frame>
        <draw:frame draw:style-name="gr26" draw:text-style-name="P2" draw:layer="layout" svg:width="2.339cm" svg:height="1.27cm" svg:x="15.748cm" svg:y="17.272cm">
          <draw:text-box>
            <text:p text:style-name="P2"><text:span text:style-name="T25">6. add</text:span></text:p>
          </draw:text-box>
        </draw:frame>
        <draw:frame draw:style-name="gr26" draw:text-style-name="P2" draw:layer="layout" svg:width="5.37cm" svg:height="1.27cm" svg:x="6.005cm" svg:y="14.594cm">
          <draw:text-box>
            <text:p text:style-name="P2"><text:span text:style-name="T25">3. add upstream</text:span></text:p>
          </draw:text-box>
        </draw:frame>
        <draw:custom-shape draw:style-name="gr27" draw:text-style-name="P3" draw:layer="layout" svg:width="8.89cm" svg:height="6.35cm" svg:x="10.414cm" svg:y="6.35cm">
          <text:p text:style-name="P2"><text:span text:style-name="T46">git add -A</text:span></text:p>
          <text:p text:style-name="P3"><text:span text:style-name="T46"/></text:p>
          <text:p text:style-name="P3"><text:span text:style-name="T28">This puts your changes in </text:span></text:p>
          <text:p text:style-name="P3"><text:span text:style-name="T28">the 'staging area'.</text:span></text:p>
          <text:p text:style-name="P3"><text:span text:style-name="T28">Not in the local repo. yet,</text:span></text:p>
          <text:p text:style-name="P3"><text:span text:style-name="T28">but git now knows you made</text:span></text:p>
          <text:p text:style-name="P3"><text:span text:style-name="T28">these changes, so you won't</text:span></text:p>
          <text:p text:style-name="P3"><text:span text:style-name="T28">lose them.</text:span></text:p>
          <draw:enhanced-geometry svg:viewBox="0 0 21600 21600" draw:text-areas="800 800 20800 20800" draw:type="round-rectangular-callout" draw:modifiers="15164.4584411202 34755.21965044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5" draw:layer="layout" svg:width="4.318cm" svg:height="1.832cm" svg:x="14.986cm" svg:y="1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line draw:style-name="gr16" draw:text-style-name="P16" draw:layer="layout" svg:x1="5.08cm" svg:y1="4.572cm" svg:x2="26.162cm" svg:y2="4.572cm">
          <text:p text:style-name="P14"><text:span text:style-name="T17"/></text:p>
          <text:p text:style-name="P15"><text:span text:style-name="T18"/></text:p>
        </draw:line>
        <draw:line draw:style-name="gr17" draw:text-style-name="P5" draw:layer="layout" svg:x1="11.176cm" svg:y1="11.43cm" svg:x2="12.446cm" svg:y2="14.732cm">
          <text:p/>
        </draw:line>
        <draw:frame presentation:style-name="pr1" draw:text-style-name="P10" draw:layer="layout" svg:width="25.199cm" svg:height="3.506cm" svg:x="1.471cm" svg:y="-0.508cm" presentation:class="title" presentation:user-transformed="true">
          <draw:text-box>
            <text:p text:style-name="P10"><text:span text:style-name="T9">7. Re-sync your repo. with the 'live' repo.</text:span></text:p>
          </draw:text-box>
        </draw:frame>
        <draw:line draw:style-name="gr18" draw:text-style-name="P17" draw:layer="layout" svg:x1="1.524cm" svg:y1="19.731cm" svg:x2="26.416cm" svg:y2="19.731cm">
          <text:p text:style-name="P15"><text:span text:style-name="T19">Time</text:span></text:p>
        </draw:line>
        <draw:line draw:style-name="gr19" draw:text-style-name="P16" draw:layer="layout" svg:x1="5.334cm" svg:y1="11.43cm" svg:x2="26.162cm" svg:y2="11.43cm">
          <text:p text:style-name="P14"><text:span text:style-name="T17"/></text:p>
          <text:p text:style-name="P15"><text:span text:style-name="T18"/></text:p>
        </draw:line>
        <draw:line draw:style-name="gr20" draw:text-style-name="P5" draw:layer="layout" svg:x1="18.288cm" svg:y1="6.604cm" svg:x2="17.272cm" svg:y2="11.43cm">
          <text:p/>
        </draw:line>
        <draw:line draw:style-name="gr20" draw:text-style-name="P5" draw:layer="layout" svg:x1="23.622cm" svg:y1="6.604cm" svg:x2="18.288cm" svg:y2="6.604cm">
          <text:p/>
        </draw:line>
        <draw:line draw:style-name="gr21" draw:text-style-name="P5" draw:layer="layout" svg:x1="23.876cm" svg:y1="4.572cm" svg:x2="23.622cm" svg:y2="6.604cm">
          <text:p/>
        </draw:line>
        <draw:custom-shape draw:style-name="gr5" draw:text-style-name="P2" draw:layer="layout" svg:width="4.318cm" svg:height="2.54cm" svg:x="5.334cm" svg:y="10.16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1" draw:layer="layout" svg:width="4.318cm" svg:height="2.54cm" svg:x="2.286cm" svg:y="3.302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2" draw:layer="layout" svg:width="4.261cm" svg:height="1.589cm" svg:x="6.604cm" svg:y="7.047cm">
          <draw:text-box>
            <text:p text:style-name="P2"><text:span text:style-name="T20">(In github.com)</text:span></text:p>
            <text:p text:style-name="P2"><text:span text:style-name="T25">1. Fork</text:span></text:p>
          </draw:text-box>
        </draw:frame>
        <draw:frame draw:style-name="gr22" draw:text-style-name="P26" draw:layer="layout" svg:width="5.231cm" svg:height="0.962cm" svg:x="10.83cm" svg:y="18.034cm">
          <draw:text-box>
            <text:p text:style-name="P25"><text:span text:style-name="T43">(</text:span><text:span text:style-name="T38">5</text:span><text:span text:style-name="T44">.</text:span><text:span text:style-name="T45"> </text:span><text:span text:style-name="T43">make changes)</text:span></text:p>
          </draw:text-box>
        </draw:frame>
        <draw:custom-shape draw:style-name="gr23" draw:text-style-name="P5" xml:id="id24" draw:id="id24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5" xml:id="id23" draw:id="id23" draw:layer="layout" svg:width="2.058cm" svg:height="1.27cm" svg:x="12.175cm" svg:y="14.7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5" draw:layer="layout" draw:type="curve" draw:line-skew="-0.184cm" svg:x1="12.175cm" svg:y1="15.367cm" svg:x2="12.623cm" svg:y2="17.388cm" draw:start-shape="id23" draw:start-glue-point="6" draw:end-shape="id24" draw:end-glue-point="6" svg:d="m12175 15367c-1027 0-1251 2021 448 2021" svg:viewBox="0 0 1249 2022">
          <text:p/>
        </draw:connector>
        <draw:connector draw:style-name="gr24" draw:text-style-name="P5" draw:layer="layout" draw:type="curve" draw:line-skew="0.295cm" svg:x1="14.147cm" svg:y1="17.388cm" svg:x2="14.233cm" svg:y2="15.367cm" draw:start-shape="id24" draw:start-glue-point="8" draw:end-shape="id23" draw:end-glue-point="8" svg:d="m14147 17388c1324 0 1281-2021 86-2021" svg:viewBox="0 0 989 2022">
          <text:p/>
        </draw:connector>
        <draw:line draw:style-name="gr25" draw:text-style-name="P5" draw:layer="layout" svg:x1="6.096cm" svg:y1="5.842cm" svg:x2="7.366cm" svg:y2="10.414cm">
          <text:p/>
        </draw:line>
        <draw:line draw:style-name="gr17" draw:text-style-name="P5" draw:layer="layout" svg:x1="13.97cm" svg:y1="14.732cm" svg:x2="15.24cm" svg:y2="11.546cm">
          <text:p/>
        </draw:line>
        <draw:frame draw:style-name="gr30" draw:text-style-name="P2" draw:layer="layout" svg:width="2.868cm" svg:height="1.27cm" svg:x="9.07cm" svg:y="13.208cm">
          <draw:text-box>
            <text:p text:style-name="P2"><text:span text:style-name="T25">2. clone</text:span></text:p>
          </draw:text-box>
        </draw:frame>
        <draw:custom-shape draw:style-name="gr7" draw:text-style-name="P5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939cm" svg:height="0.806cm" draw:transform="rotate (1.56119701590893) translate (0.676cm 9.887cm)">
          <draw:text-box>
            <text:p text:style-name="P6"><text:span text:style-name="T4">Online</text:span><text:span text:style-name="T5"> (github.com)</text:span></text:p>
          </draw:text-box>
        </draw:frame>
        <draw:custom-shape draw:style-name="gr7" draw:text-style-name="P5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557cm" svg:height="0.806cm" draw:transform="rotate (1.56119701590893) translate (0.676cm 18.138cm)">
          <draw:text-box>
            <text:p text:style-name="P6"><text:span text:style-name="T4">Local</text:span><text:span text:style-name="T5"> (pc / laptop)</text:span></text:p>
          </draw:text-box>
        </draw:frame>
        <draw:frame draw:style-name="gr26" draw:text-style-name="P2" draw:layer="layout" svg:width="3.995cm" svg:height="1.27cm" svg:x="6.604cm" svg:y="16.002cm">
          <draw:text-box>
            <text:p text:style-name="P2"><text:span text:style-name="T25">4. checkout</text:span></text:p>
          </draw:text-box>
        </draw:frame>
        <draw:frame draw:style-name="gr26" draw:text-style-name="P2" draw:layer="layout" svg:width="2.339cm" svg:height="1.27cm" svg:x="15.748cm" svg:y="17.272cm">
          <draw:text-box>
            <text:p text:style-name="P2"><text:span text:style-name="T25">6. add</text:span></text:p>
          </draw:text-box>
        </draw:frame>
        <draw:frame draw:style-name="gr31" draw:text-style-name="P2" draw:layer="layout" svg:width="5.375cm" svg:height="1.408cm" svg:x="16.51cm" svg:y="16.256cm">
          <draw:text-box>
            <text:p text:style-name="P2"><text:span text:style-name="T25">7. pull upstream</text:span></text:p>
          </draw:text-box>
        </draw:frame>
        <draw:frame draw:style-name="gr26" draw:text-style-name="P2" draw:layer="layout" svg:width="5.37cm" svg:height="1.27cm" svg:x="6.005cm" svg:y="14.594cm">
          <draw:text-box>
            <text:p text:style-name="P2"><text:span text:style-name="T25">3. add upstream</text:span></text:p>
          </draw:text-box>
        </draw:frame>
        <draw:custom-shape draw:style-name="gr27" draw:text-style-name="P3" draw:layer="layout" svg:width="12.954cm" svg:height="7.62cm" svg:x="10.668cm" svg:y="5.588cm">
          <text:p text:style-name="P5"><text:span text:style-name="T32">git pull upstream </text:span><text:span text:style-name="T33">&lt;branch&gt;</text:span><text:span text:style-name="T32"> </text:span></text:p>
          <text:p text:style-name="P23"><text:span text:style-name="T47"/></text:p>
          <text:p text:style-name="P23"><text:span text:style-name="T48">i.e.</text:span></text:p>
          <text:p text:style-name="P23"><text:span text:style-name="T32"/></text:p>
          <text:p text:style-name="P5"><text:span text:style-name="T32">git pull upstream v1-train</text:span></text:p>
          <text:p text:style-name="P23"><text:span text:style-name="T49"/></text:p>
          <text:p text:style-name="P23"><text:span text:style-name="T50">This refreshes your remote and local</text:span></text:p>
          <text:p text:style-name="P23"><text:span text:style-name="T50">repo.'s, then shows you any conflicts </text:span></text:p>
          <text:p text:style-name="P23"><text:span text:style-name="T50">you need to resolve before merging</text:span></text:p>
          <text:p text:style-name="P23"><text:span text:style-name="T50">your changes</text:span><text:span text:style-name="T51">.</text:span></text:p>
          <draw:enhanced-geometry svg:viewBox="0 0 21600 21600" draw:text-areas="800 800 20800 20800" draw:type="round-rectangular-callout" draw:modifiers="14247.1632574296 28294.55452040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5" draw:layer="layout" svg:width="6.35cm" svg:height="1.916cm" svg:x="16.002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line draw:style-name="gr16" draw:text-style-name="P16" draw:layer="layout" svg:x1="5.08cm" svg:y1="4.572cm" svg:x2="26.162cm" svg:y2="4.572cm">
          <text:p text:style-name="P14"><text:span text:style-name="T17"/></text:p>
          <text:p text:style-name="P15"><text:span text:style-name="T18"/></text:p>
        </draw:line>
        <draw:line draw:style-name="gr17" draw:text-style-name="P5" draw:layer="layout" svg:x1="11.176cm" svg:y1="11.43cm" svg:x2="12.446cm" svg:y2="14.732cm">
          <text:p/>
        </draw:line>
        <draw:frame presentation:style-name="pr1" draw:text-style-name="P10" draw:layer="layout" svg:width="25.199cm" svg:height="3.506cm" svg:x="1.4cm" svg:y="-0.508cm" presentation:class="title" presentation:user-transformed="true">
          <draw:text-box>
            <text:p text:style-name="P10"><text:span text:style-name="T9">8. Refresh the README.md file.</text:span></text:p>
          </draw:text-box>
        </draw:frame>
        <draw:line draw:style-name="gr18" draw:text-style-name="P17" draw:layer="layout" svg:x1="1.524cm" svg:y1="19.731cm" svg:x2="26.416cm" svg:y2="19.731cm">
          <text:p text:style-name="P15"><text:span text:style-name="T19">Time</text:span></text:p>
        </draw:line>
        <draw:line draw:style-name="gr19" draw:text-style-name="P16" draw:layer="layout" svg:x1="5.334cm" svg:y1="11.43cm" svg:x2="26.162cm" svg:y2="11.43cm">
          <text:p text:style-name="P14"><text:span text:style-name="T17"/></text:p>
          <text:p text:style-name="P15"><text:span text:style-name="T18"/></text:p>
        </draw:line>
        <draw:line draw:style-name="gr20" draw:text-style-name="P5" draw:layer="layout" svg:x1="18.288cm" svg:y1="6.604cm" svg:x2="17.272cm" svg:y2="11.43cm">
          <text:p/>
        </draw:line>
        <draw:line draw:style-name="gr20" draw:text-style-name="P5" draw:layer="layout" svg:x1="23.622cm" svg:y1="6.604cm" svg:x2="18.288cm" svg:y2="6.604cm">
          <text:p/>
        </draw:line>
        <draw:line draw:style-name="gr21" draw:text-style-name="P5" draw:layer="layout" svg:x1="23.876cm" svg:y1="4.572cm" svg:x2="23.622cm" svg:y2="6.604cm">
          <text:p/>
        </draw:line>
        <draw:custom-shape draw:style-name="gr5" draw:text-style-name="P2" draw:layer="layout" svg:width="4.318cm" svg:height="2.54cm" svg:x="5.334cm" svg:y="10.16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1" draw:layer="layout" svg:width="4.318cm" svg:height="2.54cm" svg:x="2.286cm" svg:y="3.302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2" draw:layer="layout" svg:width="4.261cm" svg:height="1.589cm" svg:x="6.604cm" svg:y="7.047cm">
          <draw:text-box>
            <text:p text:style-name="P2"><text:span text:style-name="T20">(In github.com)</text:span></text:p>
            <text:p text:style-name="P2"><text:span text:style-name="T25">1. Fork</text:span></text:p>
          </draw:text-box>
        </draw:frame>
        <draw:frame draw:style-name="gr22" draw:text-style-name="P26" draw:layer="layout" svg:width="5.231cm" svg:height="0.962cm" svg:x="10.83cm" svg:y="18.034cm">
          <draw:text-box>
            <text:p text:style-name="P25"><text:span text:style-name="T43">(</text:span><text:span text:style-name="T38">5</text:span><text:span text:style-name="T44">.</text:span><text:span text:style-name="T45"> </text:span><text:span text:style-name="T43">make changes)</text:span></text:p>
          </draw:text-box>
        </draw:frame>
        <draw:custom-shape draw:style-name="gr23" draw:text-style-name="P5" xml:id="id26" draw:id="id26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5" xml:id="id25" draw:id="id25" draw:layer="layout" svg:width="2.058cm" svg:height="1.27cm" svg:x="12.175cm" svg:y="14.7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5" draw:layer="layout" draw:type="curve" draw:line-skew="-0.184cm" svg:x1="12.175cm" svg:y1="15.367cm" svg:x2="12.623cm" svg:y2="17.388cm" draw:start-shape="id25" draw:start-glue-point="6" draw:end-shape="id26" draw:end-glue-point="6" svg:d="m12175 15367c-1027 0-1251 2021 448 2021" svg:viewBox="0 0 1249 2022">
          <text:p/>
        </draw:connector>
        <draw:connector draw:style-name="gr24" draw:text-style-name="P5" draw:layer="layout" draw:type="curve" draw:line-skew="0.295cm" svg:x1="14.147cm" svg:y1="17.388cm" svg:x2="14.233cm" svg:y2="15.367cm" draw:start-shape="id26" draw:start-glue-point="8" draw:end-shape="id25" draw:end-glue-point="8" svg:d="m14147 17388c1324 0 1281-2021 86-2021" svg:viewBox="0 0 989 2022">
          <text:p/>
        </draw:connector>
        <draw:line draw:style-name="gr25" draw:text-style-name="P5" draw:layer="layout" svg:x1="6.096cm" svg:y1="5.842cm" svg:x2="7.366cm" svg:y2="10.414cm">
          <text:p/>
        </draw:line>
        <draw:line draw:style-name="gr17" draw:text-style-name="P5" draw:layer="layout" svg:x1="13.97cm" svg:y1="14.732cm" svg:x2="15.24cm" svg:y2="11.546cm">
          <text:p/>
        </draw:line>
        <draw:frame draw:style-name="gr30" draw:text-style-name="P2" draw:layer="layout" svg:width="2.868cm" svg:height="1.27cm" svg:x="9.07cm" svg:y="13.208cm">
          <draw:text-box>
            <text:p text:style-name="P2"><text:span text:style-name="T25">2. clone</text:span></text:p>
          </draw:text-box>
        </draw:frame>
        <draw:custom-shape draw:style-name="gr7" draw:text-style-name="P5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939cm" svg:height="0.806cm" draw:transform="rotate (1.56119701590893) translate (0.676cm 9.887cm)">
          <draw:text-box>
            <text:p text:style-name="P6"><text:span text:style-name="T4">Online</text:span><text:span text:style-name="T5"> (github.com)</text:span></text:p>
          </draw:text-box>
        </draw:frame>
        <draw:custom-shape draw:style-name="gr7" draw:text-style-name="P5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557cm" svg:height="0.806cm" draw:transform="rotate (1.56119701590893) translate (0.676cm 18.138cm)">
          <draw:text-box>
            <text:p text:style-name="P6"><text:span text:style-name="T4">Local</text:span><text:span text:style-name="T5"> (pc / laptop)</text:span></text:p>
          </draw:text-box>
        </draw:frame>
        <draw:frame draw:style-name="gr26" draw:text-style-name="P2" draw:layer="layout" svg:width="3.995cm" svg:height="1.27cm" svg:x="6.604cm" svg:y="16.002cm">
          <draw:text-box>
            <text:p text:style-name="P2"><text:span text:style-name="T25">4. checkout</text:span></text:p>
          </draw:text-box>
        </draw:frame>
        <draw:frame draw:style-name="gr26" draw:text-style-name="P2" draw:layer="layout" svg:width="2.339cm" svg:height="1.27cm" svg:x="15.748cm" svg:y="17.272cm">
          <draw:text-box>
            <text:p text:style-name="P2"><text:span text:style-name="T25">6. add</text:span></text:p>
          </draw:text-box>
        </draw:frame>
        <draw:frame draw:style-name="gr31" draw:text-style-name="P2" draw:layer="layout" svg:width="5.375cm" svg:height="1.408cm" svg:x="16.51cm" svg:y="16.256cm">
          <draw:text-box>
            <text:p text:style-name="P2"><text:span text:style-name="T25">7. pull upstream</text:span></text:p>
          </draw:text-box>
        </draw:frame>
        <draw:frame draw:style-name="gr31" draw:text-style-name="P2" draw:layer="layout" svg:width="7.373cm" svg:height="1.408cm" svg:x="16.215cm" svg:y="15.24cm">
          <draw:text-box>
            <text:p text:style-name="P2"><text:span text:style-name="T25">8. refresh_README.sh</text:span></text:p>
          </draw:text-box>
        </draw:frame>
        <draw:frame draw:style-name="gr26" draw:text-style-name="P2" draw:layer="layout" svg:width="5.37cm" svg:height="1.27cm" svg:x="6.005cm" svg:y="14.594cm">
          <draw:text-box>
            <text:p text:style-name="P2"><text:span text:style-name="T25">3. add upstream</text:span></text:p>
          </draw:text-box>
        </draw:frame>
        <draw:custom-shape draw:style-name="gr27" draw:text-style-name="P2" draw:layer="layout" svg:width="11.176cm" svg:height="4.826cm" svg:x="12.7cm" svg:y="7.366cm">
          <text:p text:style-name="P2"><text:span text:style-name="T32">refresh_README.sh</text:span></text:p>
          <text:p text:style-name="P23"><text:span text:style-name="T49"/></text:p>
          <text:p text:style-name="P23"><text:span text:style-name="T50">Rebulds the table of contents in the</text:span></text:p>
          <text:p text:style-name="P23"><text:span text:style-name="T50">README.md file, so it shows all the</text:span></text:p>
          <text:p text:style-name="P23"><text:span text:style-name="T50">tests we have so far.</text:span></text:p>
          <draw:enhanced-geometry svg:viewBox="0 0 21600 21600" draw:text-areas="800 800 20800 20800" draw:type="round-rectangular-callout" draw:modifiers="12095.7680951955 32165.07147296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5" draw:layer="layout" svg:width="8.89cm" svg:height="1.916cm" svg:x="15.494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line draw:style-name="gr16" draw:text-style-name="P16" draw:layer="layout" svg:x1="5.08cm" svg:y1="4.572cm" svg:x2="26.162cm" svg:y2="4.572cm">
          <text:p text:style-name="P14"><text:span text:style-name="T17"/></text:p>
          <text:p text:style-name="P15"><text:span text:style-name="T18"/></text:p>
        </draw:line>
        <draw:line draw:style-name="gr17" draw:text-style-name="P5" draw:layer="layout" svg:x1="11.176cm" svg:y1="11.43cm" svg:x2="12.446cm" svg:y2="14.732cm">
          <text:p/>
        </draw:line>
        <draw:frame presentation:style-name="pr1" draw:text-style-name="P10" draw:layer="layout" svg:width="25.199cm" svg:height="3.506cm" svg:x="1.617cm" svg:y="-0.638cm" presentation:class="title" presentation:user-transformed="true">
          <draw:text-box>
            <text:p text:style-name="P10"><text:span text:style-name="T9">9. Commit your changes to the local repo.</text:span></text:p>
          </draw:text-box>
        </draw:frame>
        <draw:line draw:style-name="gr18" draw:text-style-name="P17" draw:layer="layout" svg:x1="1.524cm" svg:y1="19.731cm" svg:x2="26.416cm" svg:y2="19.731cm">
          <text:p text:style-name="P15"><text:span text:style-name="T19">Time</text:span></text:p>
        </draw:line>
        <draw:line draw:style-name="gr19" draw:text-style-name="P16" draw:layer="layout" svg:x1="5.334cm" svg:y1="11.43cm" svg:x2="26.162cm" svg:y2="11.43cm">
          <text:p text:style-name="P14"><text:span text:style-name="T17"/></text:p>
          <text:p text:style-name="P15"><text:span text:style-name="T18"/></text:p>
        </draw:line>
        <draw:line draw:style-name="gr20" draw:text-style-name="P5" draw:layer="layout" svg:x1="18.288cm" svg:y1="6.604cm" svg:x2="17.272cm" svg:y2="11.43cm">
          <text:p/>
        </draw:line>
        <draw:line draw:style-name="gr20" draw:text-style-name="P5" draw:layer="layout" svg:x1="23.622cm" svg:y1="6.604cm" svg:x2="18.288cm" svg:y2="6.604cm">
          <text:p/>
        </draw:line>
        <draw:line draw:style-name="gr21" draw:text-style-name="P5" draw:layer="layout" svg:x1="23.876cm" svg:y1="4.572cm" svg:x2="23.622cm" svg:y2="6.604cm">
          <text:p/>
        </draw:line>
        <draw:custom-shape draw:style-name="gr5" draw:text-style-name="P2" draw:layer="layout" svg:width="4.318cm" svg:height="2.54cm" svg:x="5.334cm" svg:y="10.16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1" draw:layer="layout" svg:width="4.318cm" svg:height="2.54cm" svg:x="2.286cm" svg:y="3.302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2" draw:layer="layout" svg:width="4.261cm" svg:height="1.589cm" svg:x="6.604cm" svg:y="7.047cm">
          <draw:text-box>
            <text:p text:style-name="P2"><text:span text:style-name="T20">(In github.com)</text:span></text:p>
            <text:p text:style-name="P2"><text:span text:style-name="T25">1. Fork</text:span></text:p>
          </draw:text-box>
        </draw:frame>
        <draw:frame draw:style-name="gr22" draw:text-style-name="P26" draw:layer="layout" svg:width="5.231cm" svg:height="0.962cm" svg:x="10.83cm" svg:y="18.034cm">
          <draw:text-box>
            <text:p text:style-name="P25"><text:span text:style-name="T43">(</text:span><text:span text:style-name="T38">5</text:span><text:span text:style-name="T44">.</text:span><text:span text:style-name="T45"> </text:span><text:span text:style-name="T43">make changes)</text:span></text:p>
          </draw:text-box>
        </draw:frame>
        <draw:custom-shape draw:style-name="gr23" draw:text-style-name="P5" xml:id="id28" draw:id="id28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5" xml:id="id27" draw:id="id27" draw:layer="layout" svg:width="2.058cm" svg:height="1.27cm" svg:x="12.175cm" svg:y="14.7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5" draw:layer="layout" draw:type="curve" draw:line-skew="-0.184cm" svg:x1="12.175cm" svg:y1="15.367cm" svg:x2="12.623cm" svg:y2="17.388cm" draw:start-shape="id27" draw:start-glue-point="6" draw:end-shape="id28" draw:end-glue-point="6" svg:d="m12175 15367c-1027 0-1251 2021 448 2021" svg:viewBox="0 0 1249 2022">
          <text:p/>
        </draw:connector>
        <draw:connector draw:style-name="gr24" draw:text-style-name="P5" draw:layer="layout" draw:type="curve" draw:line-skew="0.295cm" svg:x1="14.147cm" svg:y1="17.388cm" svg:x2="14.233cm" svg:y2="15.367cm" draw:start-shape="id28" draw:start-glue-point="8" draw:end-shape="id27" draw:end-glue-point="8" svg:d="m14147 17388c1324 0 1281-2021 86-2021" svg:viewBox="0 0 989 2022">
          <text:p/>
        </draw:connector>
        <draw:line draw:style-name="gr25" draw:text-style-name="P5" draw:layer="layout" svg:x1="6.096cm" svg:y1="5.842cm" svg:x2="7.366cm" svg:y2="10.414cm">
          <text:p/>
        </draw:line>
        <draw:line draw:style-name="gr17" draw:text-style-name="P5" draw:layer="layout" svg:x1="13.97cm" svg:y1="14.732cm" svg:x2="15.24cm" svg:y2="11.546cm">
          <text:p/>
        </draw:line>
        <draw:frame draw:style-name="gr30" draw:text-style-name="P2" draw:layer="layout" svg:width="2.868cm" svg:height="1.27cm" svg:x="9.07cm" svg:y="13.208cm">
          <draw:text-box>
            <text:p text:style-name="P2"><text:span text:style-name="T25">2. clone</text:span></text:p>
          </draw:text-box>
        </draw:frame>
        <draw:custom-shape draw:style-name="gr7" draw:text-style-name="P5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939cm" svg:height="0.806cm" draw:transform="rotate (1.56119701590893) translate (0.676cm 9.887cm)">
          <draw:text-box>
            <text:p text:style-name="P6"><text:span text:style-name="T4">Online</text:span><text:span text:style-name="T5"> (github.com)</text:span></text:p>
          </draw:text-box>
        </draw:frame>
        <draw:custom-shape draw:style-name="gr7" draw:text-style-name="P5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557cm" svg:height="0.806cm" draw:transform="rotate (1.56119701590893) translate (0.676cm 18.138cm)">
          <draw:text-box>
            <text:p text:style-name="P6"><text:span text:style-name="T4">Local</text:span><text:span text:style-name="T5"> (pc / laptop)</text:span></text:p>
          </draw:text-box>
        </draw:frame>
        <draw:frame draw:style-name="gr26" draw:text-style-name="P2" draw:layer="layout" svg:width="3.995cm" svg:height="1.27cm" svg:x="6.604cm" svg:y="16.002cm">
          <draw:text-box>
            <text:p text:style-name="P2"><text:span text:style-name="T25">4. checkout</text:span></text:p>
          </draw:text-box>
        </draw:frame>
        <draw:frame draw:style-name="gr26" draw:text-style-name="P2" draw:layer="layout" svg:width="2.339cm" svg:height="1.27cm" svg:x="15.748cm" svg:y="17.272cm">
          <draw:text-box>
            <text:p text:style-name="P2"><text:span text:style-name="T25">6. add</text:span></text:p>
          </draw:text-box>
        </draw:frame>
        <draw:frame draw:style-name="gr26" draw:text-style-name="P2" draw:layer="layout" svg:width="3.465cm" svg:height="1.27cm" svg:x="14.732cm" svg:y="14.097cm">
          <draw:text-box>
            <text:p text:style-name="P2"><text:span text:style-name="T25">9. commit</text:span></text:p>
          </draw:text-box>
        </draw:frame>
        <draw:frame draw:style-name="gr31" draw:text-style-name="P2" draw:layer="layout" svg:width="5.375cm" svg:height="1.408cm" svg:x="16.51cm" svg:y="16.256cm">
          <draw:text-box>
            <text:p text:style-name="P2"><text:span text:style-name="T25">7. pull upstream</text:span></text:p>
          </draw:text-box>
        </draw:frame>
        <draw:frame draw:style-name="gr31" draw:text-style-name="P2" draw:layer="layout" svg:width="7.373cm" svg:height="1.408cm" svg:x="16.215cm" svg:y="15.24cm">
          <draw:text-box>
            <text:p text:style-name="P2"><text:span text:style-name="T25">8. refresh_README.sh</text:span></text:p>
          </draw:text-box>
        </draw:frame>
        <draw:frame draw:style-name="gr26" draw:text-style-name="P2" draw:layer="layout" svg:width="5.37cm" svg:height="1.27cm" svg:x="6.005cm" svg:y="14.594cm">
          <draw:text-box>
            <text:p text:style-name="P2"><text:span text:style-name="T25">3. add upstream</text:span></text:p>
          </draw:text-box>
        </draw:frame>
        <draw:custom-shape draw:style-name="gr27" draw:text-style-name="P3" draw:layer="layout" svg:width="11.176cm" svg:height="4.826cm" svg:x="14.986cm" svg:y="5.588cm">
          <text:p text:style-name="P3"><text:span text:style-name="T32">git commit -m “</text:span><text:span text:style-name="T33">&lt;update message&gt;</text:span><text:span text:style-name="T32">”</text:span></text:p>
          <text:p text:style-name="P23"><text:span text:style-name="T49"/></text:p>
          <text:p text:style-name="P23"><text:span text:style-name="T50">Commits your changes to your</text:span></text:p>
          <text:p text:style-name="P23"><text:span text:style-name="T52">local</text:span><text:span text:style-name="T50"> repo.</text:span></text:p>
          <draw:enhanced-geometry svg:viewBox="0 0 21600 21600" draw:text-areas="800 800 20800 20800" draw:type="round-rectangular-callout" draw:modifiers="3646.70305090811 35548.04226227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5" draw:layer="layout" svg:width="4.817cm" svg:height="1.916cm" svg:x="14.233cm" svg:y="13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line draw:style-name="gr16" draw:text-style-name="P16" draw:layer="layout" svg:x1="5.08cm" svg:y1="4.572cm" svg:x2="26.162cm" svg:y2="4.572cm">
          <text:p text:style-name="P14"><text:span text:style-name="T17"/></text:p>
          <text:p text:style-name="P15"><text:span text:style-name="T18"/></text:p>
        </draw:line>
        <draw:line draw:style-name="gr17" draw:text-style-name="P5" draw:layer="layout" svg:x1="11.176cm" svg:y1="11.43cm" svg:x2="12.446cm" svg:y2="14.732cm">
          <text:p/>
        </draw:line>
        <draw:frame presentation:style-name="pr1" draw:text-style-name="P10" draw:layer="layout" svg:width="25.199cm" svg:height="3.506cm" svg:x="1.4cm" svg:y="-0.508cm" presentation:class="title" presentation:user-transformed="true">
          <draw:text-box>
            <text:p text:style-name="P10"><text:span text:style-name="T9">10. Push changes to the remote repo.</text:span></text:p>
          </draw:text-box>
        </draw:frame>
        <draw:line draw:style-name="gr18" draw:text-style-name="P17" draw:layer="layout" svg:x1="1.524cm" svg:y1="19.731cm" svg:x2="26.416cm" svg:y2="19.731cm">
          <text:p text:style-name="P15"><text:span text:style-name="T19">Time</text:span></text:p>
        </draw:line>
        <draw:line draw:style-name="gr19" draw:text-style-name="P16" draw:layer="layout" svg:x1="5.334cm" svg:y1="11.43cm" svg:x2="26.162cm" svg:y2="11.43cm">
          <text:p text:style-name="P14"><text:span text:style-name="T17"/></text:p>
          <text:p text:style-name="P15"><text:span text:style-name="T18"/></text:p>
        </draw:line>
        <draw:line draw:style-name="gr20" draw:text-style-name="P5" draw:layer="layout" svg:x1="18.288cm" svg:y1="6.604cm" svg:x2="17.272cm" svg:y2="11.43cm">
          <text:p/>
        </draw:line>
        <draw:line draw:style-name="gr20" draw:text-style-name="P5" draw:layer="layout" svg:x1="23.622cm" svg:y1="6.604cm" svg:x2="18.288cm" svg:y2="6.604cm">
          <text:p/>
        </draw:line>
        <draw:line draw:style-name="gr21" draw:text-style-name="P5" draw:layer="layout" svg:x1="23.876cm" svg:y1="4.572cm" svg:x2="23.622cm" svg:y2="6.604cm">
          <text:p/>
        </draw:line>
        <draw:custom-shape draw:style-name="gr5" draw:text-style-name="P2" draw:layer="layout" svg:width="4.318cm" svg:height="2.54cm" svg:x="5.334cm" svg:y="10.16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1" draw:layer="layout" svg:width="4.318cm" svg:height="2.54cm" svg:x="2.286cm" svg:y="3.302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2" draw:layer="layout" svg:width="4.261cm" svg:height="1.589cm" svg:x="6.604cm" svg:y="7.047cm">
          <draw:text-box>
            <text:p text:style-name="P2"><text:span text:style-name="T20">(In github.com)</text:span></text:p>
            <text:p text:style-name="P2"><text:span text:style-name="T25">1. Fork</text:span></text:p>
          </draw:text-box>
        </draw:frame>
        <draw:frame draw:style-name="gr22" draw:text-style-name="P26" draw:layer="layout" svg:width="5.231cm" svg:height="0.962cm" svg:x="10.83cm" svg:y="18.034cm">
          <draw:text-box>
            <text:p text:style-name="P25"><text:span text:style-name="T43">(</text:span><text:span text:style-name="T38">5</text:span><text:span text:style-name="T44">.</text:span><text:span text:style-name="T45"> </text:span><text:span text:style-name="T43">make changes)</text:span></text:p>
          </draw:text-box>
        </draw:frame>
        <draw:custom-shape draw:style-name="gr23" draw:text-style-name="P5" xml:id="id30" draw:id="id30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5" xml:id="id29" draw:id="id29" draw:layer="layout" svg:width="2.058cm" svg:height="1.27cm" svg:x="12.175cm" svg:y="14.7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5" draw:layer="layout" draw:type="curve" draw:line-skew="-0.184cm" svg:x1="12.175cm" svg:y1="15.367cm" svg:x2="12.623cm" svg:y2="17.388cm" draw:start-shape="id29" draw:start-glue-point="6" draw:end-shape="id30" draw:end-glue-point="6" svg:d="m12175 15367c-1027 0-1251 2021 448 2021" svg:viewBox="0 0 1249 2022">
          <text:p/>
        </draw:connector>
        <draw:connector draw:style-name="gr24" draw:text-style-name="P5" draw:layer="layout" draw:type="curve" draw:line-skew="0.295cm" svg:x1="14.147cm" svg:y1="17.388cm" svg:x2="14.233cm" svg:y2="15.367cm" draw:start-shape="id30" draw:start-glue-point="8" draw:end-shape="id29" draw:end-glue-point="8" svg:d="m14147 17388c1324 0 1281-2021 86-2021" svg:viewBox="0 0 989 2022">
          <text:p/>
        </draw:connector>
        <draw:line draw:style-name="gr25" draw:text-style-name="P5" draw:layer="layout" svg:x1="6.096cm" svg:y1="5.842cm" svg:x2="7.366cm" svg:y2="10.414cm">
          <text:p/>
        </draw:line>
        <draw:line draw:style-name="gr17" draw:text-style-name="P5" draw:layer="layout" svg:x1="13.97cm" svg:y1="14.732cm" svg:x2="15.24cm" svg:y2="11.546cm">
          <text:p/>
        </draw:line>
        <draw:frame draw:style-name="gr30" draw:text-style-name="P2" draw:layer="layout" svg:width="2.868cm" svg:height="1.27cm" svg:x="9.07cm" svg:y="13.208cm">
          <draw:text-box>
            <text:p text:style-name="P2"><text:span text:style-name="T25">2. clone</text:span></text:p>
          </draw:text-box>
        </draw:frame>
        <draw:frame draw:style-name="gr26" draw:text-style-name="P2" draw:layer="layout" svg:width="3.08cm" svg:height="1.27cm" svg:x="15.24cm" svg:y="12.954cm">
          <draw:text-box>
            <text:p text:style-name="P2"><text:span text:style-name="T25">10. push</text:span></text:p>
          </draw:text-box>
        </draw:frame>
        <draw:custom-shape draw:style-name="gr7" draw:text-style-name="P5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939cm" svg:height="0.806cm" draw:transform="rotate (1.56119701590893) translate (0.676cm 9.887cm)">
          <draw:text-box>
            <text:p text:style-name="P6"><text:span text:style-name="T4">Online</text:span><text:span text:style-name="T5"> (github.com)</text:span></text:p>
          </draw:text-box>
        </draw:frame>
        <draw:custom-shape draw:style-name="gr7" draw:text-style-name="P5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557cm" svg:height="0.806cm" draw:transform="rotate (1.56119701590893) translate (0.676cm 18.138cm)">
          <draw:text-box>
            <text:p text:style-name="P6"><text:span text:style-name="T4">Local</text:span><text:span text:style-name="T5"> (pc / laptop)</text:span></text:p>
          </draw:text-box>
        </draw:frame>
        <draw:frame draw:style-name="gr26" draw:text-style-name="P2" draw:layer="layout" svg:width="3.995cm" svg:height="1.27cm" svg:x="6.604cm" svg:y="16.002cm">
          <draw:text-box>
            <text:p text:style-name="P2"><text:span text:style-name="T25">4. checkout</text:span></text:p>
          </draw:text-box>
        </draw:frame>
        <draw:frame draw:style-name="gr26" draw:text-style-name="P2" draw:layer="layout" svg:width="2.339cm" svg:height="1.27cm" svg:x="15.748cm" svg:y="17.272cm">
          <draw:text-box>
            <text:p text:style-name="P2"><text:span text:style-name="T25">6. add</text:span></text:p>
          </draw:text-box>
        </draw:frame>
        <draw:frame draw:style-name="gr26" draw:text-style-name="P2" draw:layer="layout" svg:width="3.465cm" svg:height="1.27cm" svg:x="14.732cm" svg:y="14.097cm">
          <draw:text-box>
            <text:p text:style-name="P2"><text:span text:style-name="T25">9. commit</text:span></text:p>
          </draw:text-box>
        </draw:frame>
        <draw:frame draw:style-name="gr31" draw:text-style-name="P2" draw:layer="layout" svg:width="5.375cm" svg:height="1.408cm" svg:x="16.51cm" svg:y="16.256cm">
          <draw:text-box>
            <text:p text:style-name="P2"><text:span text:style-name="T25">7. pull upstream</text:span></text:p>
          </draw:text-box>
        </draw:frame>
        <draw:frame draw:style-name="gr31" draw:text-style-name="P2" draw:layer="layout" svg:width="7.373cm" svg:height="1.408cm" svg:x="16.215cm" svg:y="15.24cm">
          <draw:text-box>
            <text:p text:style-name="P2"><text:span text:style-name="T25">8. refresh_README.sh</text:span></text:p>
          </draw:text-box>
        </draw:frame>
        <draw:frame draw:style-name="gr26" draw:text-style-name="P2" draw:layer="layout" svg:width="5.37cm" svg:height="1.27cm" svg:x="6.005cm" svg:y="14.594cm">
          <draw:text-box>
            <text:p text:style-name="P2"><text:span text:style-name="T25">3. add upstream</text:span></text:p>
          </draw:text-box>
        </draw:frame>
        <draw:custom-shape draw:style-name="gr27" draw:text-style-name="P2" draw:layer="layout" svg:width="14.732cm" svg:height="8.128cm" svg:x="9.398cm" svg:y="2.794cm">
          <text:p text:style-name="P2"><text:span text:style-name="T53">git push </text:span><text:span text:style-name="T33">&lt;remote repo&gt; &lt;branch&gt;</text:span></text:p>
          <text:p text:style-name="P3"><text:span text:style-name="T33"/></text:p>
          <text:p text:style-name="P23"><text:span text:style-name="T54">i.e.</text:span></text:p>
          <text:p text:style-name="P23"><text:span text:style-name="T54"/></text:p>
          <text:p text:style-name="P2"><text:span text:style-name="T32">git push origin</text:span><text:span text:style-name="T33"> </text:span><text:span text:style-name="T32">v1-train</text:span></text:p>
          <text:p text:style-name="P3"><text:span text:style-name="T33"/></text:p>
          <text:p text:style-name="P23"><text:span text:style-name="T50">Pushes your changes from your </text:span><text:span text:style-name="T52">local</text:span><text:span text:style-name="T50"> repo.</text:span></text:p>
          <text:p text:style-name="P23"><text:span text:style-name="T50">to your </text:span><text:span text:style-name="T52">remote</text:span><text:span text:style-name="T55"> repo.</text:span></text:p>
          <text:p text:style-name="P23"><text:span text:style-name="T50"/></text:p>
          <text:p text:style-name="P23"><text:span text:style-name="T50">('origin' is the default name for your remote repo.)</text:span></text:p>
          <draw:enhanced-geometry svg:viewBox="0 0 21600 21600" draw:text-areas="800 800 20800 20800" draw:type="round-rectangular-callout" draw:modifiers="13310.6902871106 25883.3312830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5" draw:layer="layout" svg:width="4.817cm" svg:height="1.916cm" svg:x="14.478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line draw:style-name="gr16" draw:text-style-name="P16" draw:layer="layout" svg:x1="5.08cm" svg:y1="4.572cm" svg:x2="26.162cm" svg:y2="4.572cm">
          <text:p text:style-name="P14"><text:span text:style-name="T17"/></text:p>
          <text:p text:style-name="P15"><text:span text:style-name="T18"/></text:p>
        </draw:line>
        <draw:line draw:style-name="gr17" draw:text-style-name="P5" draw:layer="layout" svg:x1="11.176cm" svg:y1="11.43cm" svg:x2="12.446cm" svg:y2="14.732cm">
          <text:p/>
        </draw:line>
        <draw:frame presentation:style-name="pr1" draw:text-style-name="P10" draw:layer="layout" svg:width="25.199cm" svg:height="3.506cm" svg:x="1.4cm" svg:y="-0.712cm" presentation:class="title" presentation:user-transformed="true">
          <draw:text-box>
            <text:p text:style-name="P10"><text:span text:style-name="T9">11. Submit a 'pull request'</text:span></text:p>
          </draw:text-box>
        </draw:frame>
        <draw:line draw:style-name="gr18" draw:text-style-name="P17" draw:layer="layout" svg:x1="1.524cm" svg:y1="19.731cm" svg:x2="26.416cm" svg:y2="19.731cm">
          <text:p text:style-name="P15"><text:span text:style-name="T19">Time</text:span></text:p>
        </draw:line>
        <draw:line draw:style-name="gr19" draw:text-style-name="P16" draw:layer="layout" svg:x1="5.334cm" svg:y1="11.43cm" svg:x2="26.162cm" svg:y2="11.43cm">
          <text:p text:style-name="P14"><text:span text:style-name="T17"/></text:p>
          <text:p text:style-name="P15"><text:span text:style-name="T18"/></text:p>
        </draw:line>
        <draw:line draw:style-name="gr20" draw:text-style-name="P5" draw:layer="layout" svg:x1="18.288cm" svg:y1="6.604cm" svg:x2="17.272cm" svg:y2="11.43cm">
          <text:p/>
        </draw:line>
        <draw:line draw:style-name="gr20" draw:text-style-name="P5" draw:layer="layout" svg:x1="23.622cm" svg:y1="6.604cm" svg:x2="18.288cm" svg:y2="6.604cm">
          <text:p/>
        </draw:line>
        <draw:line draw:style-name="gr21" draw:text-style-name="P5" draw:layer="layout" svg:x1="23.876cm" svg:y1="4.572cm" svg:x2="23.622cm" svg:y2="6.604cm">
          <text:p/>
        </draw:line>
        <draw:frame draw:style-name="gr22" draw:text-style-name="P2" draw:layer="layout" svg:width="5.197cm" svg:height="1.589cm" svg:x="15.843cm" svg:y="8.382cm">
          <draw:text-box>
            <text:p text:style-name="P2"><text:span text:style-name="T20">(In github.com)</text:span></text:p>
            <text:p text:style-name="P2"><text:span text:style-name="T25">11. Pull request</text:span></text:p>
          </draw:text-box>
        </draw:frame>
        <draw:custom-shape draw:style-name="gr5" draw:text-style-name="P2" draw:layer="layout" svg:width="4.318cm" svg:height="2.54cm" svg:x="5.334cm" svg:y="10.16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1" draw:layer="layout" svg:width="4.318cm" svg:height="2.54cm" svg:x="2.286cm" svg:y="3.302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2" draw:layer="layout" svg:width="4.261cm" svg:height="1.589cm" svg:x="6.604cm" svg:y="7.047cm">
          <draw:text-box>
            <text:p text:style-name="P2"><text:span text:style-name="T20">(In github.com)</text:span></text:p>
            <text:p text:style-name="P2"><text:span text:style-name="T25">1. Fork</text:span></text:p>
          </draw:text-box>
        </draw:frame>
        <draw:frame draw:style-name="gr22" draw:text-style-name="P26" draw:layer="layout" svg:width="5.231cm" svg:height="0.962cm" svg:x="10.83cm" svg:y="18.034cm">
          <draw:text-box>
            <text:p text:style-name="P25"><text:span text:style-name="T43">(</text:span><text:span text:style-name="T38">5</text:span><text:span text:style-name="T44">.</text:span><text:span text:style-name="T45"> </text:span><text:span text:style-name="T43">make changes)</text:span></text:p>
          </draw:text-box>
        </draw:frame>
        <draw:custom-shape draw:style-name="gr23" draw:text-style-name="P5" xml:id="id32" draw:id="id32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5" xml:id="id31" draw:id="id31" draw:layer="layout" svg:width="2.058cm" svg:height="1.27cm" svg:x="12.175cm" svg:y="14.7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5" draw:layer="layout" draw:type="curve" draw:line-skew="-0.184cm" svg:x1="12.175cm" svg:y1="15.367cm" svg:x2="12.623cm" svg:y2="17.388cm" draw:start-shape="id31" draw:start-glue-point="6" draw:end-shape="id32" draw:end-glue-point="6" svg:d="m12175 15367c-1027 0-1251 2021 448 2021" svg:viewBox="0 0 1249 2022">
          <text:p/>
        </draw:connector>
        <draw:connector draw:style-name="gr24" draw:text-style-name="P5" draw:layer="layout" draw:type="curve" draw:line-skew="0.295cm" svg:x1="14.147cm" svg:y1="17.388cm" svg:x2="14.233cm" svg:y2="15.367cm" draw:start-shape="id32" draw:start-glue-point="8" draw:end-shape="id31" draw:end-glue-point="8" svg:d="m14147 17388c1324 0 1281-2021 86-2021" svg:viewBox="0 0 989 2022">
          <text:p/>
        </draw:connector>
        <draw:line draw:style-name="gr25" draw:text-style-name="P5" draw:layer="layout" svg:x1="6.096cm" svg:y1="5.842cm" svg:x2="7.366cm" svg:y2="10.414cm">
          <text:p/>
        </draw:line>
        <draw:line draw:style-name="gr17" draw:text-style-name="P5" draw:layer="layout" svg:x1="13.97cm" svg:y1="14.732cm" svg:x2="15.24cm" svg:y2="11.546cm">
          <text:p/>
        </draw:line>
        <draw:frame draw:style-name="gr30" draw:text-style-name="P2" draw:layer="layout" svg:width="2.868cm" svg:height="1.27cm" svg:x="9.07cm" svg:y="13.208cm">
          <draw:text-box>
            <text:p text:style-name="P2"><text:span text:style-name="T25">2. clone</text:span></text:p>
          </draw:text-box>
        </draw:frame>
        <draw:frame draw:style-name="gr26" draw:text-style-name="P2" draw:layer="layout" svg:width="3.08cm" svg:height="1.27cm" svg:x="15.24cm" svg:y="12.954cm">
          <draw:text-box>
            <text:p text:style-name="P2"><text:span text:style-name="T25">10. push</text:span></text:p>
          </draw:text-box>
        </draw:frame>
        <draw:custom-shape draw:style-name="gr7" draw:text-style-name="P5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939cm" svg:height="0.806cm" draw:transform="rotate (1.56119701590893) translate (0.676cm 9.887cm)">
          <draw:text-box>
            <text:p text:style-name="P6"><text:span text:style-name="T4">Online</text:span><text:span text:style-name="T5"> (github.com)</text:span></text:p>
          </draw:text-box>
        </draw:frame>
        <draw:custom-shape draw:style-name="gr7" draw:text-style-name="P5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557cm" svg:height="0.806cm" draw:transform="rotate (1.56119701590893) translate (0.676cm 18.138cm)">
          <draw:text-box>
            <text:p text:style-name="P6"><text:span text:style-name="T4">Local</text:span><text:span text:style-name="T5"> (pc / laptop)</text:span></text:p>
          </draw:text-box>
        </draw:frame>
        <draw:frame draw:style-name="gr26" draw:text-style-name="P2" draw:layer="layout" svg:width="3.995cm" svg:height="1.27cm" svg:x="6.604cm" svg:y="16.002cm">
          <draw:text-box>
            <text:p text:style-name="P2"><text:span text:style-name="T25">4. checkout</text:span></text:p>
          </draw:text-box>
        </draw:frame>
        <draw:frame draw:style-name="gr26" draw:text-style-name="P2" draw:layer="layout" svg:width="2.339cm" svg:height="1.27cm" svg:x="15.748cm" svg:y="17.272cm">
          <draw:text-box>
            <text:p text:style-name="P2"><text:span text:style-name="T25">6. add</text:span></text:p>
          </draw:text-box>
        </draw:frame>
        <draw:frame draw:style-name="gr26" draw:text-style-name="P2" draw:layer="layout" svg:width="3.465cm" svg:height="1.27cm" svg:x="14.732cm" svg:y="14.097cm">
          <draw:text-box>
            <text:p text:style-name="P2"><text:span text:style-name="T25">9. commit</text:span></text:p>
          </draw:text-box>
        </draw:frame>
        <draw:frame draw:style-name="gr31" draw:text-style-name="P2" draw:layer="layout" svg:width="5.375cm" svg:height="1.408cm" svg:x="16.51cm" svg:y="16.256cm">
          <draw:text-box>
            <text:p text:style-name="P2"><text:span text:style-name="T25">7. pull upstream</text:span></text:p>
          </draw:text-box>
        </draw:frame>
        <draw:frame draw:style-name="gr31" draw:text-style-name="P2" draw:layer="layout" svg:width="7.373cm" svg:height="1.408cm" svg:x="16.215cm" svg:y="15.24cm">
          <draw:text-box>
            <text:p text:style-name="P2"><text:span text:style-name="T25">8. refresh_README.sh</text:span></text:p>
          </draw:text-box>
        </draw:frame>
        <draw:frame draw:style-name="gr26" draw:text-style-name="P2" draw:layer="layout" svg:width="5.37cm" svg:height="1.27cm" svg:x="6.005cm" svg:y="14.594cm">
          <draw:text-box>
            <text:p text:style-name="P2"><text:span text:style-name="T25">3. add upstream</text:span></text:p>
          </draw:text-box>
        </draw:frame>
        <draw:custom-shape draw:style-name="gr27" draw:text-style-name="P27" draw:layer="layout" svg:width="10.414cm" svg:height="7.366cm" svg:x="4.064cm" svg:y="3.048cm">
          <text:p text:style-name="P23"><text:span text:style-name="T28"/></text:p>
          <text:p text:style-name="P23"><text:span text:style-name="T28"/></text:p>
          <text:p text:style-name="P23"><text:span text:style-name="T28">Use the 'Pull Request' button</text:span></text:p>
          <text:p text:style-name="P23"><text:span text:style-name="T28">in the </text:span><text:span text:style-name="T56">live</text:span><text:span text:style-name="T28"> repo.</text:span></text:p>
          <text:p text:style-name="P23"><text:span text:style-name="T28"/></text:p>
          <text:p text:style-name="P23"><text:span text:style-name="T28">Informs the team that you have </text:span></text:p>
          <text:p text:style-name="P23"><text:span text:style-name="T28">made a change and gives them </text:span></text:p>
          <text:p text:style-name="P23"><text:span text:style-name="T28">time to assess it before it is</text:span></text:p>
          <text:p text:style-name="P23"><text:span text:style-name="T28">merged with the 'live' repo.</text:span></text:p>
          <draw:enhanced-geometry svg:viewBox="0 0 21600 21600" draw:text-areas="800 800 20800 20800" draw:mirror-horizontal="false" draw:mirror-vertical="false" draw:type="round-rectangular-callout" draw:modifiers="24403.9558329333 15862.08768833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5" draw:layer="layout" svg:width="6.096cm" svg:height="2.286cm" svg:x="15.49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5" draw:layer="layout" svg:width="3.174cm" svg:height="0.74cm" svg:x="7.366cm" svg:y="3.556cm">
          <draw:image xlink:href="Pictures/10000000000000780000001CDABF2C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line draw:style-name="gr16" draw:text-style-name="P16" draw:layer="layout" svg:x1="5.08cm" svg:y1="4.572cm" svg:x2="26.162cm" svg:y2="4.572cm">
          <text:p text:style-name="P14"><text:span text:style-name="T17"/></text:p>
          <text:p text:style-name="P15"><text:span text:style-name="T18"/></text:p>
        </draw:line>
        <draw:line draw:style-name="gr17" draw:text-style-name="P5" draw:layer="layout" svg:x1="11.176cm" svg:y1="11.43cm" svg:x2="12.446cm" svg:y2="14.732cm">
          <text:p/>
        </draw:line>
        <draw:frame presentation:style-name="pr1" draw:text-style-name="P10" draw:layer="layout" svg:width="25.199cm" svg:height="3.506cm" svg:x="1.4cm" svg:y="-0.508cm" presentation:class="title" presentation:user-transformed="true">
          <draw:text-box>
            <text:p text:style-name="P10"><text:span text:style-name="T9">After a review, your changes go 'live'!</text:span></text:p>
          </draw:text-box>
        </draw:frame>
        <draw:line draw:style-name="gr18" draw:text-style-name="P17" draw:layer="layout" svg:x1="1.524cm" svg:y1="19.731cm" svg:x2="26.416cm" svg:y2="19.731cm">
          <text:p text:style-name="P15"><text:span text:style-name="T19">Time</text:span></text:p>
        </draw:line>
        <draw:line draw:style-name="gr19" draw:text-style-name="P16" draw:layer="layout" svg:x1="5.334cm" svg:y1="11.43cm" svg:x2="26.162cm" svg:y2="11.43cm">
          <text:p text:style-name="P14"><text:span text:style-name="T17"/></text:p>
          <text:p text:style-name="P15"><text:span text:style-name="T18"/></text:p>
        </draw:line>
        <draw:line draw:style-name="gr20" draw:text-style-name="P5" draw:layer="layout" svg:x1="18.288cm" svg:y1="6.604cm" svg:x2="17.272cm" svg:y2="11.43cm">
          <text:p/>
        </draw:line>
        <draw:line draw:style-name="gr20" draw:text-style-name="P5" draw:layer="layout" svg:x1="23.622cm" svg:y1="6.604cm" svg:x2="18.288cm" svg:y2="6.604cm">
          <text:p/>
        </draw:line>
        <draw:line draw:style-name="gr21" draw:text-style-name="P5" draw:layer="layout" svg:x1="23.876cm" svg:y1="4.572cm" svg:x2="23.622cm" svg:y2="6.604cm">
          <text:p/>
        </draw:line>
        <draw:frame draw:style-name="gr22" draw:text-style-name="P2" draw:layer="layout" svg:width="5.197cm" svg:height="1.589cm" svg:x="15.843cm" svg:y="8.382cm">
          <draw:text-box>
            <text:p text:style-name="P2"><text:span text:style-name="T20">(In github.com)</text:span></text:p>
            <text:p text:style-name="P2"><text:span text:style-name="T25">11. Pull request</text:span></text:p>
          </draw:text-box>
        </draw:frame>
        <draw:frame draw:style-name="gr22" draw:text-style-name="P18" draw:layer="layout" svg:width="2.504cm" svg:height="0.878cm" svg:x="18.07cm" svg:y="5.588cm">
          <draw:text-box>
            <text:p text:style-name="P6"><text:span text:style-name="T20">(review)</text:span></text:p>
          </draw:text-box>
        </draw:frame>
        <draw:frame draw:style-name="gr6" draw:text-style-name="P18" draw:layer="layout" svg:width="2.471cm" svg:height="0.878cm" svg:x="21.151cm" svg:y="5.08cm">
          <draw:text-box>
            <text:p text:style-name="P6"><text:span text:style-name="T20">(merge)</text:span></text:p>
          </draw:text-box>
        </draw:frame>
        <draw:custom-shape draw:style-name="gr5" draw:text-style-name="P2" draw:layer="layout" svg:width="4.318cm" svg:height="2.54cm" svg:x="5.334cm" svg:y="10.16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1" draw:layer="layout" svg:width="4.318cm" svg:height="2.54cm" svg:x="2.286cm" svg:y="3.302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2" draw:layer="layout" svg:width="4.261cm" svg:height="1.589cm" svg:x="6.604cm" svg:y="7.047cm">
          <draw:text-box>
            <text:p text:style-name="P2"><text:span text:style-name="T20">(In github.com)</text:span></text:p>
            <text:p text:style-name="P2"><text:span text:style-name="T25">1. Fork</text:span></text:p>
          </draw:text-box>
        </draw:frame>
        <draw:frame draw:style-name="gr22" draw:text-style-name="P26" draw:layer="layout" svg:width="5.231cm" svg:height="0.962cm" svg:x="10.83cm" svg:y="18.034cm">
          <draw:text-box>
            <text:p text:style-name="P25"><text:span text:style-name="T43">(</text:span><text:span text:style-name="T38">5</text:span><text:span text:style-name="T44">.</text:span><text:span text:style-name="T45"> </text:span><text:span text:style-name="T43">make changes)</text:span></text:p>
          </draw:text-box>
        </draw:frame>
        <draw:custom-shape draw:style-name="gr23" draw:text-style-name="P5" xml:id="id34" draw:id="id34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5" xml:id="id33" draw:id="id33" draw:layer="layout" svg:width="2.058cm" svg:height="1.27cm" svg:x="12.175cm" svg:y="14.7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5" draw:layer="layout" draw:type="curve" draw:line-skew="-0.184cm" svg:x1="12.175cm" svg:y1="15.367cm" svg:x2="12.623cm" svg:y2="17.388cm" draw:start-shape="id33" draw:start-glue-point="6" draw:end-shape="id34" draw:end-glue-point="6" svg:d="m12175 15367c-1027 0-1251 2021 448 2021" svg:viewBox="0 0 1249 2022">
          <text:p/>
        </draw:connector>
        <draw:connector draw:style-name="gr24" draw:text-style-name="P5" draw:layer="layout" draw:type="curve" draw:line-skew="0.295cm" svg:x1="14.147cm" svg:y1="17.388cm" svg:x2="14.233cm" svg:y2="15.367cm" draw:start-shape="id34" draw:start-glue-point="8" draw:end-shape="id33" draw:end-glue-point="8" svg:d="m14147 17388c1324 0 1281-2021 86-2021" svg:viewBox="0 0 989 2022">
          <text:p/>
        </draw:connector>
        <draw:line draw:style-name="gr25" draw:text-style-name="P5" draw:layer="layout" svg:x1="6.096cm" svg:y1="5.842cm" svg:x2="7.366cm" svg:y2="10.414cm">
          <text:p/>
        </draw:line>
        <draw:line draw:style-name="gr17" draw:text-style-name="P5" draw:layer="layout" svg:x1="13.97cm" svg:y1="14.732cm" svg:x2="15.24cm" svg:y2="11.546cm">
          <text:p/>
        </draw:line>
        <draw:frame draw:style-name="gr30" draw:text-style-name="P2" draw:layer="layout" svg:width="2.868cm" svg:height="1.27cm" svg:x="9.07cm" svg:y="13.208cm">
          <draw:text-box>
            <text:p text:style-name="P2"><text:span text:style-name="T25">2. clone</text:span></text:p>
          </draw:text-box>
        </draw:frame>
        <draw:frame draw:style-name="gr26" draw:text-style-name="P2" draw:layer="layout" svg:width="3.08cm" svg:height="1.27cm" svg:x="15.24cm" svg:y="12.954cm">
          <draw:text-box>
            <text:p text:style-name="P2"><text:span text:style-name="T25">10. push</text:span></text:p>
          </draw:text-box>
        </draw:frame>
        <draw:custom-shape draw:style-name="gr7" draw:text-style-name="P5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939cm" svg:height="0.806cm" draw:transform="rotate (1.56119701590893) translate (0.676cm 9.887cm)">
          <draw:text-box>
            <text:p text:style-name="P6"><text:span text:style-name="T4">Online</text:span><text:span text:style-name="T5"> (github.com)</text:span></text:p>
          </draw:text-box>
        </draw:frame>
        <draw:custom-shape draw:style-name="gr7" draw:text-style-name="P5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557cm" svg:height="0.806cm" draw:transform="rotate (1.56119701590893) translate (0.676cm 18.138cm)">
          <draw:text-box>
            <text:p text:style-name="P6"><text:span text:style-name="T4">Local</text:span><text:span text:style-name="T5"> (pc / laptop)</text:span></text:p>
          </draw:text-box>
        </draw:frame>
        <draw:frame draw:style-name="gr26" draw:text-style-name="P2" draw:layer="layout" svg:width="3.995cm" svg:height="1.27cm" svg:x="6.604cm" svg:y="16.002cm">
          <draw:text-box>
            <text:p text:style-name="P2"><text:span text:style-name="T25">4. checkout</text:span></text:p>
          </draw:text-box>
        </draw:frame>
        <draw:frame draw:style-name="gr26" draw:text-style-name="P2" draw:layer="layout" svg:width="2.339cm" svg:height="1.27cm" svg:x="15.748cm" svg:y="17.272cm">
          <draw:text-box>
            <text:p text:style-name="P2"><text:span text:style-name="T25">6. add</text:span></text:p>
          </draw:text-box>
        </draw:frame>
        <draw:frame draw:style-name="gr26" draw:text-style-name="P2" draw:layer="layout" svg:width="3.465cm" svg:height="1.27cm" svg:x="14.732cm" svg:y="14.097cm">
          <draw:text-box>
            <text:p text:style-name="P2"><text:span text:style-name="T25">9. commit</text:span></text:p>
          </draw:text-box>
        </draw:frame>
        <draw:frame draw:style-name="gr31" draw:text-style-name="P2" draw:layer="layout" svg:width="5.375cm" svg:height="1.408cm" svg:x="16.51cm" svg:y="16.256cm">
          <draw:text-box>
            <text:p text:style-name="P2"><text:span text:style-name="T25">7. pull upstream</text:span></text:p>
          </draw:text-box>
        </draw:frame>
        <draw:frame draw:style-name="gr31" draw:text-style-name="P2" draw:layer="layout" svg:width="7.373cm" svg:height="1.408cm" svg:x="16.215cm" svg:y="15.24cm">
          <draw:text-box>
            <text:p text:style-name="P2"><text:span text:style-name="T25">8. refresh_README.sh</text:span></text:p>
          </draw:text-box>
        </draw:frame>
        <draw:frame draw:style-name="gr26" draw:text-style-name="P2" draw:layer="layout" svg:width="5.37cm" svg:height="1.27cm" svg:x="6.005cm" svg:y="14.594cm">
          <draw:text-box>
            <text:p text:style-name="P2"><text:span text:style-name="T25">3. add upstream</text:span></text:p>
          </draw:text-box>
        </draw:frame>
        <draw:custom-shape draw:style-name="gr27" draw:text-style-name="P23" draw:layer="layout" svg:width="10.16cm" svg:height="5.334cm" svg:x="4.826cm" svg:y="3.048cm">
          <text:p text:style-name="P23"><text:span text:style-name="T28">Your changes are reviewed</text:span></text:p>
          <text:p text:style-name="P23"><text:span text:style-name="T28">and then merged with the 'live' </text:span></text:p>
          <text:p text:style-name="P23"><text:span text:style-name="T28">repo.</text:span></text:p>
          <text:p text:style-name="P23"><text:span text:style-name="T28">From now on, they'll be used </text:span></text:p>
          <text:p text:style-name="P23"><text:span text:style-name="T28">by the ci server.</text:span></text:p>
          <draw:enhanced-geometry svg:viewBox="0 0 21600 21600" draw:text-areas="800 800 20800 20800" draw:type="round-rectangular-callout" draw:modifiers="25515.6775907883 11364.79850046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5" draw:layer="layout" svg:width="7.366cm" svg:height="2.286cm" svg:x="17.01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line draw:style-name="gr16" draw:text-style-name="P16" draw:layer="layout" svg:x1="5.08cm" svg:y1="4.572cm" svg:x2="26.162cm" svg:y2="4.572cm">
          <text:p text:style-name="P14"><text:span text:style-name="T17"/></text:p>
          <text:p text:style-name="P15"><text:span text:style-name="T18"/></text:p>
        </draw:line>
        <draw:line draw:style-name="gr17" draw:text-style-name="P5" draw:layer="layout" svg:x1="11.176cm" svg:y1="11.43cm" svg:x2="12.446cm" svg:y2="14.732cm">
          <text:p/>
        </draw:line>
        <draw:frame presentation:style-name="pr1" draw:text-style-name="P10" draw:layer="layout" svg:width="25.199cm" svg:height="3.506cm" svg:x="1.4cm" svg:y="-0.712cm" presentation:class="title" presentation:user-transformed="true">
          <draw:text-box>
            <text:p text:style-name="P10"><text:span text:style-name="T9">Putting it all together ...</text:span></text:p>
          </draw:text-box>
        </draw:frame>
        <draw:line draw:style-name="gr18" draw:text-style-name="P17" draw:layer="layout" svg:x1="1.524cm" svg:y1="19.731cm" svg:x2="26.416cm" svg:y2="19.731cm">
          <text:p text:style-name="P15"><text:span text:style-name="T19">Time</text:span></text:p>
        </draw:line>
        <draw:line draw:style-name="gr19" draw:text-style-name="P16" draw:layer="layout" svg:x1="5.334cm" svg:y1="11.43cm" svg:x2="26.162cm" svg:y2="11.43cm">
          <text:p text:style-name="P14"><text:span text:style-name="T17"/></text:p>
          <text:p text:style-name="P15"><text:span text:style-name="T18"/></text:p>
        </draw:line>
        <draw:line draw:style-name="gr20" draw:text-style-name="P5" draw:layer="layout" svg:x1="18.288cm" svg:y1="6.604cm" svg:x2="17.272cm" svg:y2="11.43cm">
          <text:p/>
        </draw:line>
        <draw:line draw:style-name="gr20" draw:text-style-name="P5" draw:layer="layout" svg:x1="23.622cm" svg:y1="6.604cm" svg:x2="18.288cm" svg:y2="6.604cm">
          <text:p/>
        </draw:line>
        <draw:line draw:style-name="gr21" draw:text-style-name="P5" draw:layer="layout" svg:x1="23.876cm" svg:y1="4.572cm" svg:x2="23.622cm" svg:y2="6.604cm">
          <text:p/>
        </draw:line>
        <draw:frame draw:style-name="gr22" draw:text-style-name="P2" draw:layer="layout" svg:width="5.197cm" svg:height="1.589cm" svg:x="15.843cm" svg:y="8.382cm">
          <draw:text-box>
            <text:p text:style-name="P2"><text:span text:style-name="T20">(In github.com)</text:span></text:p>
            <text:p text:style-name="P2"><text:span text:style-name="T25">11. Pull request</text:span></text:p>
          </draw:text-box>
        </draw:frame>
        <draw:frame draw:style-name="gr22" draw:text-style-name="P18" draw:layer="layout" svg:width="2.504cm" svg:height="0.878cm" svg:x="18.07cm" svg:y="5.588cm">
          <draw:text-box>
            <text:p text:style-name="P6"><text:span text:style-name="T20">(review)</text:span></text:p>
          </draw:text-box>
        </draw:frame>
        <draw:frame draw:style-name="gr6" draw:text-style-name="P18" draw:layer="layout" svg:width="2.471cm" svg:height="0.878cm" svg:x="21.151cm" svg:y="5.08cm">
          <draw:text-box>
            <text:p text:style-name="P6"><text:span text:style-name="T20">(merge)</text:span></text:p>
          </draw:text-box>
        </draw:frame>
        <draw:custom-shape draw:style-name="gr5" draw:text-style-name="P2" draw:layer="layout" svg:width="4.318cm" svg:height="2.54cm" svg:x="5.334cm" svg:y="10.16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1" draw:layer="layout" svg:width="4.318cm" svg:height="2.54cm" svg:x="2.286cm" svg:y="3.302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2" draw:layer="layout" svg:width="4.261cm" svg:height="1.589cm" svg:x="6.604cm" svg:y="7.047cm">
          <draw:text-box>
            <text:p text:style-name="P2"><text:span text:style-name="T20">(In github.com)</text:span></text:p>
            <text:p text:style-name="P2"><text:span text:style-name="T25">1. Fork</text:span></text:p>
          </draw:text-box>
        </draw:frame>
        <draw:frame draw:style-name="gr22" draw:text-style-name="P26" draw:layer="layout" svg:width="5.231cm" svg:height="0.962cm" svg:x="10.83cm" svg:y="18.034cm">
          <draw:text-box>
            <text:p text:style-name="P25"><text:span text:style-name="T43">(</text:span><text:span text:style-name="T38">5</text:span><text:span text:style-name="T44">.</text:span><text:span text:style-name="T45"> </text:span><text:span text:style-name="T43">make changes)</text:span></text:p>
          </draw:text-box>
        </draw:frame>
        <draw:custom-shape draw:style-name="gr23" draw:text-style-name="P5" xml:id="id36" draw:id="id36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5" xml:id="id35" draw:id="id35" draw:layer="layout" svg:width="2.058cm" svg:height="1.27cm" svg:x="12.175cm" svg:y="14.7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5" draw:layer="layout" draw:type="curve" draw:line-skew="-0.184cm" svg:x1="12.175cm" svg:y1="15.367cm" svg:x2="12.623cm" svg:y2="17.388cm" draw:start-shape="id35" draw:start-glue-point="6" draw:end-shape="id36" draw:end-glue-point="6" svg:d="m12175 15367c-1027 0-1251 2021 448 2021" svg:viewBox="0 0 1249 2022">
          <text:p/>
        </draw:connector>
        <draw:connector draw:style-name="gr24" draw:text-style-name="P5" draw:layer="layout" draw:type="curve" draw:line-skew="0.295cm" svg:x1="14.147cm" svg:y1="17.388cm" svg:x2="14.233cm" svg:y2="15.367cm" draw:start-shape="id36" draw:start-glue-point="8" draw:end-shape="id35" draw:end-glue-point="8" svg:d="m14147 17388c1324 0 1281-2021 86-2021" svg:viewBox="0 0 989 2022">
          <text:p/>
        </draw:connector>
        <draw:line draw:style-name="gr25" draw:text-style-name="P5" draw:layer="layout" svg:x1="6.096cm" svg:y1="5.842cm" svg:x2="7.366cm" svg:y2="10.414cm">
          <text:p/>
        </draw:line>
        <draw:line draw:style-name="gr17" draw:text-style-name="P5" draw:layer="layout" svg:x1="13.97cm" svg:y1="14.732cm" svg:x2="15.24cm" svg:y2="11.546cm">
          <text:p/>
        </draw:line>
        <draw:frame draw:style-name="gr30" draw:text-style-name="P2" draw:layer="layout" svg:width="2.868cm" svg:height="1.27cm" svg:x="9.07cm" svg:y="13.208cm">
          <draw:text-box>
            <text:p text:style-name="P2"><text:span text:style-name="T25">2. clone</text:span></text:p>
          </draw:text-box>
        </draw:frame>
        <draw:frame draw:style-name="gr26" draw:text-style-name="P2" draw:layer="layout" svg:width="3.08cm" svg:height="1.27cm" svg:x="15.24cm" svg:y="12.954cm">
          <draw:text-box>
            <text:p text:style-name="P2"><text:span text:style-name="T25">10. push</text:span></text:p>
          </draw:text-box>
        </draw:frame>
        <draw:custom-shape draw:style-name="gr7" draw:text-style-name="P5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939cm" svg:height="0.806cm" draw:transform="rotate (1.56119701590893) translate (0.676cm 9.887cm)">
          <draw:text-box>
            <text:p text:style-name="P6"><text:span text:style-name="T4">Online</text:span><text:span text:style-name="T5"> (github.com)</text:span></text:p>
          </draw:text-box>
        </draw:frame>
        <draw:custom-shape draw:style-name="gr7" draw:text-style-name="P5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4.557cm" svg:height="0.806cm" draw:transform="rotate (1.56119701590893) translate (0.676cm 18.138cm)">
          <draw:text-box>
            <text:p text:style-name="P6"><text:span text:style-name="T4">Local</text:span><text:span text:style-name="T5"> (pc / laptop)</text:span></text:p>
          </draw:text-box>
        </draw:frame>
        <draw:frame draw:style-name="gr26" draw:text-style-name="P2" draw:layer="layout" svg:width="3.995cm" svg:height="1.27cm" svg:x="6.604cm" svg:y="16.002cm">
          <draw:text-box>
            <text:p text:style-name="P2"><text:span text:style-name="T25">4. checkout</text:span></text:p>
          </draw:text-box>
        </draw:frame>
        <draw:frame draw:style-name="gr26" draw:text-style-name="P2" draw:layer="layout" svg:width="2.339cm" svg:height="1.27cm" svg:x="15.748cm" svg:y="17.272cm">
          <draw:text-box>
            <text:p text:style-name="P2"><text:span text:style-name="T25">6. add</text:span></text:p>
          </draw:text-box>
        </draw:frame>
        <draw:frame draw:style-name="gr26" draw:text-style-name="P2" draw:layer="layout" svg:width="3.465cm" svg:height="1.27cm" svg:x="14.732cm" svg:y="14.097cm">
          <draw:text-box>
            <text:p text:style-name="P2"><text:span text:style-name="T25">9. commit</text:span></text:p>
          </draw:text-box>
        </draw:frame>
        <draw:frame draw:style-name="gr31" draw:text-style-name="P2" draw:layer="layout" svg:width="5.375cm" svg:height="1.408cm" svg:x="16.51cm" svg:y="16.256cm">
          <draw:text-box>
            <text:p text:style-name="P2"><text:span text:style-name="T25">7. pull upstream</text:span></text:p>
          </draw:text-box>
        </draw:frame>
        <draw:frame draw:style-name="gr31" draw:text-style-name="P2" draw:layer="layout" svg:width="7.373cm" svg:height="1.408cm" svg:x="16.215cm" svg:y="15.24cm">
          <draw:text-box>
            <text:p text:style-name="P2"><text:span text:style-name="T25">8. refresh_README.sh</text:span></text:p>
          </draw:text-box>
        </draw:frame>
        <draw:frame draw:style-name="gr26" draw:text-style-name="P2" draw:layer="layout" svg:width="5.37cm" svg:height="1.27cm" svg:x="6.005cm" svg:y="14.594cm">
          <draw:text-box>
            <text:p text:style-name="P2"><text:span text:style-name="T25">3. add upstrea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4T15:59:46</meta:creation-date>
    <dc:date>2013-06-04T17:28:48</dc:date>
    <meta:editing-duration>PT1H20M50S</meta:editing-duration>
    <meta:editing-cycles>82</meta:editing-cycles>
    <meta:generator>LibreOffice/3.5$Linux_x86 LibreOffice_project/350m1$Build-2</meta:generator>
    <meta:document-statistic meta:object-count="506"/>
  </office:meta>
</office:document-meta>
</file>